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5mm"/>
    </style:style>
    <style:style style:name="co4" style:family="table-column">
      <style:table-column-properties fo:break-before="auto" style:column-width="1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 style:data-style-name="N10"/>
    <style:style style:name="ce10" style:family="table-cell" style:parent-style-name="Default" style:data-style-name="N11"/>
    <style:style style:name="ce11" style:family="table-cell" style:parent-style-name="Default" style:data-style-name="N4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Estimated performance at sea level (0 ft)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Throttle %</text:p>
          </table:table-cell>
          <table:table-cell table:style-name="ce4" table:number-columns-repeated="12"/>
        </table:table-row>
        <table:table-row table:style-name="ro1">
          <table:table-cell table:style-name="ce2" office:value-type="string" calcext:value-type="string">
            <text:p>Mach</text:p>
          </table:table-cell>
          <table:table-cell table:style-name="ce5" office:value-type="float" office:value="0.4" calcext:value-type="float">
            <text:p>0,4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5" calcext:value-type="float">
            <text:p>0,5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65" calcext:value-type="float">
            <text:p>0,6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0.95" calcext:value-type="float">
            <text:p>0,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table:formula="of:=[Foglio1.F4]+([Foglio1.H4]-[Foglio1.F4])/2" office:value-type="float" office:value="1225" calcext:value-type="float">
            <text:p>1225</text:p>
          </table:table-cell>
          <table:table-cell office:value-type="float" office:value="1550" calcext:value-type="float">
            <text:p>1550</text:p>
          </table:table-cell>
          <table:table-cell table:formula="of:=[Foglio1.H4]+([Foglio1.J4]-[Foglio1.H4])/2" office:value-type="float" office:value="2000" calcext:value-type="float">
            <text:p>2000</text:p>
          </table:table-cell>
          <table:table-cell office:value-type="float" office:value="2450" calcext:value-type="float">
            <text:p>2450</text:p>
          </table:table-cell>
          <table:table-cell office:value-type="float" office:value="3000" calcext:value-type="float">
            <text:p>3000</text:p>
          </table:table-cell>
          <table:table-cell office:value-type="float" office:value="3700" calcext:value-type="float">
            <text:p>3700</text:p>
          </table:table-cell>
          <table:table-cell office:value-type="float" office:value="4350" calcext:value-type="float">
            <text:p>43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75" calcext:value-type="float">
            <text:p>275</text:p>
          </table:table-cell>
          <table:table-cell table:formula="of:=[Foglio1.B5]+143" office:value-type="float" office:value="418" calcext:value-type="float">
            <text:p>418</text:p>
          </table:table-cell>
          <table:table-cell table:formula="of:=[Foglio1.C5]+143" office:value-type="float" office:value="561" calcext:value-type="float">
            <text:p>561</text:p>
          </table:table-cell>
          <table:table-cell table:formula="of:=[Foglio1.D5]+143" office:value-type="float" office:value="704" calcext:value-type="float">
            <text:p>704</text:p>
          </table:table-cell>
          <table:table-cell office:value-type="float" office:value="850" calcext:value-type="float">
            <text:p>850</text:p>
          </table:table-cell>
          <table:table-cell table:formula="of:=[Foglio1.F5]+([Foglio1.H5]-[Foglio1.F5])/2" office:value-type="float" office:value="1125" calcext:value-type="float">
            <text:p>1125</text:p>
          </table:table-cell>
          <table:table-cell office:value-type="float" office:value="1400" calcext:value-type="float">
            <text:p>1400</text:p>
          </table:table-cell>
          <table:table-cell table:formula="of:=[Foglio1.H5]+([Foglio1.J5]-[Foglio1.H5])/2" office:value-type="float" office:value="1825" calcext:value-type="float">
            <text:p>1825</text:p>
          </table:table-cell>
          <table:table-cell office:value-type="float" office:value="2250" calcext:value-type="float">
            <text:p>2250</text:p>
          </table:table-cell>
          <table:table-cell office:value-type="float" office:value="2800" calcext:value-type="float">
            <text:p>2800</text:p>
          </table:table-cell>
          <table:table-cell office:value-type="float" office:value="3450" calcext:value-type="float">
            <text:p>3450</text:p>
          </table:table-cell>
          <table:table-cell office:value-type="float" office:value="4100" calcext:value-type="float">
            <text:p>4100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30" calcext:value-type="float">
            <text:p>230</text:p>
          </table:table-cell>
          <table:table-cell table:formula="of:=[Foglio1.B6]+130" office:value-type="float" office:value="360" calcext:value-type="float">
            <text:p>360</text:p>
          </table:table-cell>
          <table:table-cell table:formula="of:=[Foglio1.C6]+130" office:value-type="float" office:value="490" calcext:value-type="float">
            <text:p>490</text:p>
          </table:table-cell>
          <table:table-cell table:formula="of:=[Foglio1.D6]+130"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formula="of:=[Foglio1.F6]+([Foglio1.H6]-[Foglio1.F6])/2"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formula="of:=[Foglio1.H6]+([Foglio1.J6]-[Foglio1.H6])/2" office:value-type="float" office:value="1650" calcext:value-type="float">
            <text:p>1650</text:p>
          </table:table-cell>
          <table:table-cell office:value-type="float" office:value="2050" calcext:value-type="float">
            <text:p>2050</text:p>
          </table:table-cell>
          <table:table-cell office:value-type="float" office:value="2550" calcext:value-type="float">
            <text:p>2550</text:p>
          </table:table-cell>
          <table:table-cell office:value-type="float" office:value="3250" calcext:value-type="float">
            <text:p>3250</text:p>
          </table:table-cell>
          <table:table-cell office:value-type="float" office:value="3900" calcext:value-type="float">
            <text:p>3900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table:formula="of:=[Foglio1.B7]+112" office:value-type="float" office:value="262" calcext:value-type="float">
            <text:p>262</text:p>
          </table:table-cell>
          <table:table-cell table:formula="of:=[Foglio1.C7]+112" office:value-type="float" office:value="374" calcext:value-type="float">
            <text:p>374</text:p>
          </table:table-cell>
          <table:table-cell table:formula="of:=[Foglio1.D7]+112" office:value-type="float" office:value="486" calcext:value-type="float">
            <text:p>486</text:p>
          </table:table-cell>
          <table:table-cell office:value-type="float" office:value="600" calcext:value-type="float">
            <text:p>600</text:p>
          </table:table-cell>
          <table:table-cell table:formula="of:=[Foglio1.F7]+([Foglio1.H7]-[Foglio1.F7])/2" office:value-type="float" office:value="850" calcext:value-type="float">
            <text:p>850</text:p>
          </table:table-cell>
          <table:table-cell office:value-type="float" office:value="1100" calcext:value-type="float">
            <text:p>1100</text:p>
          </table:table-cell>
          <table:table-cell table:formula="of:=[Foglio1.H7]+([Foglio1.J7]-[Foglio1.H7])/2" office:value-type="float" office:value="1475" calcext:value-type="float">
            <text:p>1475</text:p>
          </table:table-cell>
          <table:table-cell office:value-type="float" office:value="1850" calcext:value-type="float">
            <text:p>1850</text:p>
          </table:table-cell>
          <table:table-cell office:value-type="float" office:value="2400" calcext:value-type="float">
            <text:p>2400</text:p>
          </table:table-cell>
          <table:table-cell office:value-type="float" office:value="3100" calcext:value-type="float">
            <text:p>3100</text:p>
          </table:table-cell>
          <table:table-cell office:value-type="float" office:value="3700" calcext:value-type="float">
            <text:p>370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Foglio1.F8]+([Foglio1.H8]-[Foglio1.F8])/2" office:value-type="float" office:value="700" calcext:value-type="float">
            <text:p>700</text:p>
          </table:table-cell>
          <table:table-cell office:value-type="float" office:value="950" calcext:value-type="float">
            <text:p>950</text:p>
          </table:table-cell>
          <table:table-cell table:formula="of:=[Foglio1.H8]+([Foglio1.J8]-[Foglio1.H8])/2" office:value-type="float" office:value="1325" calcext:value-type="float">
            <text:p>1325</text:p>
          </table:table-cell>
          <table:table-cell office:value-type="float" office:value="1700" calcext:value-type="float">
            <text:p>1700</text:p>
          </table:table-cell>
          <table:table-cell office:value-type="float" office:value="2250" calcext:value-type="float">
            <text:p>2250</text:p>
          </table:table-cell>
          <table:table-cell office:value-type="float" office:value="2950" calcext:value-type="float">
            <text:p>2950</text:p>
          </table:table-cell>
          <table:table-cell office:value-type="float" office:value="3600" calcext:value-type="float">
            <text:p>360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Foglio1.F9]+([Foglio1.H9]-[Foglio1.F9])/2"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table:formula="of:=[Foglio1.H9]+([Foglio1.J9]-[Foglio1.H9])/2" office:value-type="float" office:value="1190" calcext:value-type="float">
            <text:p>1190</text:p>
          </table:table-cell>
          <table:table-cell office:value-type="float" office:value="1580" calcext:value-type="float">
            <text:p>1580</text:p>
          </table:table-cell>
          <table:table-cell office:value-type="float" office:value="2100" calcext:value-type="float">
            <text:p>2100</text:p>
          </table:table-cell>
          <table:table-cell office:value-type="float" office:value="2850" calcext:value-type="float">
            <text:p>2850</text:p>
          </table:table-cell>
          <table:table-cell office:value-type="float" office:value="3580" calcext:value-type="float">
            <text:p>358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]+([Foglio1.H10]-[Foglio1.F10])/2"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table:formula="of:=[Foglio1.H10]+([Foglio1.J10]-[Foglio1.H10])/2" office:value-type="float" office:value="1050" calcext:value-type="float">
            <text:p>1050</text:p>
          </table:table-cell>
          <table:table-cell office:value-type="float" office:value="1450" calcext:value-type="float">
            <text:p>145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3550" calcext:value-type="float">
            <text:p>355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Foglio1.H11]+([Foglio1.J11]-[Foglio1.H11])/2" office:value-type="float" office:value="910" calcext:value-type="float">
            <text:p>910</text:p>
          </table:table-cell>
          <table:table-cell office:value-type="float" office:value="1320" calcext:value-type="float">
            <text:p>1320</text:p>
          </table:table-cell>
          <table:table-cell office:value-type="float" office:value="1900" calcext:value-type="float">
            <text:p>1900</text:p>
          </table:table-cell>
          <table:table-cell office:value-type="float" office:value="2650" calcext:value-type="float">
            <text:p>2650</text:p>
          </table:table-cell>
          <table:table-cell office:value-type="float" office:value="3580" calcext:value-type="float">
            <text:p>358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[Foglio1.H12]+([Foglio1.J12]-[Foglio1.H12])/2" office:value-type="float" office:value="760" calcext:value-type="float">
            <text:p>760</text:p>
          </table:table-cell>
          <table:table-cell office:value-type="float" office:value="1200" calcext:value-type="float">
            <text:p>1200</text:p>
          </table:table-cell>
          <table:table-cell office:value-type="float" office:value="1850" calcext:value-type="float">
            <text:p>1850</text:p>
          </table:table-cell>
          <table:table-cell office:value-type="float" office:value="2600" calcext:value-type="float">
            <text:p>2600</text:p>
          </table:table-cell>
          <table:table-cell office:value-type="float" office:value="3600" calcext:value-type="float">
            <text:p>3600</text:p>
          </table:table-cell>
          <table:table-cell table:style-name="ce7"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Foglio1.H13]+([Foglio1.J13]-[Foglio1.H13])/2" office:value-type="float" office:value="625" calcext:value-type="float">
            <text:p>625</text:p>
          </table:table-cell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2550" calcext:value-type="float">
            <text:p>2550</text:p>
          </table:table-cell>
          <table:table-cell table:style-name="ce7" office:value-type="float" office:value="3650" calcext:value-type="float">
            <text:p>3650</text:p>
          </table:table-cell>
          <table:table-cell table:style-name="ce7"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4]+([Foglio1.H14]-[Foglio1.F14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14]+([Foglio1.J14]-[Foglio1.H14])/2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850" calcext:value-type="float">
            <text:p>1850</text:p>
          </table:table-cell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Estimated performance at sea level (10000 ft)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Throttle %</text:p>
          </table:table-cell>
          <table:table-cell table:style-name="ce4" table:number-columns-repeated="12"/>
        </table:table-row>
        <table:table-row table:style-name="ro1">
          <table:table-cell table:style-name="ce2" office:value-type="string" calcext:value-type="string">
            <text:p>Mach</text:p>
          </table:table-cell>
          <table:table-cell table:style-name="ce5" office:value-type="float" office:value="0.4" calcext:value-type="float">
            <text:p>0,4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5" calcext:value-type="float">
            <text:p>0,5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65" calcext:value-type="float">
            <text:p>0,6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0.95" calcext:value-type="float">
            <text:p>0,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formula="of:=[Foglio1.F26]+([Foglio1.H26]-[Foglio1.F26])/2"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formula="of:=[Foglio1.H26]+([Foglio1.J26]-[Foglio1.H26])/2" office:value-type="float" office:value="1575" calcext:value-type="float">
            <text:p>1575</text:p>
          </table:table-cell>
          <table:table-cell office:value-type="float" office:value="1900" calcext:value-type="float">
            <text:p>1900</text:p>
          </table:table-cell>
          <table:table-cell office:value-type="float" office:value="2400" calcext:value-type="float">
            <text:p>2400</text:p>
          </table:table-cell>
          <table:table-cell office:value-type="float" office:value="2850" calcext:value-type="float">
            <text:p>2850</text:p>
          </table:table-cell>
          <table:table-cell office:value-type="float" office:value="3350" calcext:value-type="float">
            <text:p>335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formula="of:=[Foglio1.F27]+([Foglio1.H27]-[Foglio1.F27])/2" office:value-type="float" office:value="875" calcext:value-type="float">
            <text:p>875</text:p>
          </table:table-cell>
          <table:table-cell office:value-type="float" office:value="1100" calcext:value-type="float">
            <text:p>1100</text:p>
          </table:table-cell>
          <table:table-cell table:formula="of:=[Foglio1.H27]+([Foglio1.J27]-[Foglio1.H27])/2" office:value-type="float" office:value="1425" calcext:value-type="float">
            <text:p>1425</text:p>
          </table:table-cell>
          <table:table-cell office:value-type="float" office:value="1750" calcext:value-type="float">
            <text:p>1750</text:p>
          </table:table-cell>
          <table:table-cell office:value-type="float" office:value="2250" calcext:value-type="float">
            <text:p>2250</text:p>
          </table:table-cell>
          <table:table-cell office:value-type="float" office:value="2700" calcext:value-type="float">
            <text:p>2700</text:p>
          </table:table-cell>
          <table:table-cell office:value-type="float" office:value="3200" calcext:value-type="float">
            <text:p>32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[Foglio1.F28]+([Foglio1.H28]-[Foglio1.F28])/2"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table:formula="of:=[Foglio1.H28]+([Foglio1.J28]-[Foglio1.H28])/2" office:value-type="float" office:value="1325" calcext:value-type="float">
            <text:p>1325</text:p>
          </table:table-cell>
          <table:table-cell office:value-type="float" office:value="1650" calcext:value-type="float">
            <text:p>1650</text:p>
          </table:table-cell>
          <table:table-cell office:value-type="float" office:value="2150" calcext:value-type="float">
            <text:p>2150</text:p>
          </table:table-cell>
          <table:table-cell office:value-type="float" office:value="2550" calcext:value-type="float">
            <text:p>2550</text:p>
          </table:table-cell>
          <table:table-cell office:value-type="float" office:value="3050" calcext:value-type="float">
            <text:p>305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Foglio1.F30]+([Foglio1.H29]-[Foglio1.F30])/2"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table:formula="of:=[Foglio1.H29]+([Foglio1.J29]-[Foglio1.H29])/2"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450" calcext:value-type="float">
            <text:p>2450</text:p>
          </table:table-cell>
          <table:table-cell office:value-type="float" office:value="2950" calcext:value-type="float">
            <text:p>29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Foglio1.F31]+([Foglio1.H30]-[Foglio1.F31])/2" office:value-type="float" office:value="535" calcext:value-type="float">
            <text:p>535</text:p>
          </table:table-cell>
          <table:table-cell office:value-type="float" office:value="800" calcext:value-type="float">
            <text:p>800</text:p>
          </table:table-cell>
          <table:table-cell table:formula="of:=[Foglio1.H30]+([Foglio1.J30]-[Foglio1.H30])/2" office:value-type="float" office:value="1115" calcext:value-type="float">
            <text:p>1115</text:p>
          </table:table-cell>
          <table:table-cell office:value-type="float" office:value="1430" calcext:value-type="float">
            <text:p>1430</text:p>
          </table:table-cell>
          <table:table-cell office:value-type="float" office:value="1880" calcext:value-type="float">
            <text:p>1880</text:p>
          </table:table-cell>
          <table:table-cell office:value-type="float" office:value="2400" calcext:value-type="float">
            <text:p>2400</text:p>
          </table:table-cell>
          <table:table-cell office:value-type="float" office:value="2900" calcext:value-type="float">
            <text:p>290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Foglio1.F32]+([Foglio1.H31]-[Foglio1.F32])/2" office:value-type="float" office:value="475" calcext:value-type="float">
            <text:p>475</text:p>
          </table:table-cell>
          <table:table-cell office:value-type="float" office:value="700" calcext:value-type="float">
            <text:p>700</text:p>
          </table:table-cell>
          <table:table-cell table:formula="of:=[Foglio1.H31]+([Foglio1.J31]-[Foglio1.H31])/2"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760" calcext:value-type="float">
            <text:p>1760</text:p>
          </table:table-cell>
          <table:table-cell office:value-type="float" office:value="2350" calcext:value-type="float">
            <text:p>2350</text:p>
          </table:table-cell>
          <table:table-cell office:value-type="float" office:value="2900" calcext:value-type="float">
            <text:p>290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Foglio1.F32]+([Foglio1.H32]-[Foglio1.F32])/2"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table:formula="of:=[Foglio1.H32]+([Foglio1.J32]-[Foglio1.H32])/2" office:value-type="float" office:value="850" calcext:value-type="float">
            <text:p>85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office:value-type="float" office:value="2900" calcext:value-type="float">
            <text:p>290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Foglio1.F33]+([Foglio1.H33]-[Foglio1.F33])/2"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formula="of:=[Foglio1.H33]+([Foglio1.J33]-[Foglio1.H33])/2" office:value-type="float" office:value="750" calcext:value-type="float">
            <text:p>750</text:p>
          </table:table-cell>
          <table:table-cell office:value-type="float" office:value="1150" calcext:value-type="float">
            <text:p>115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2950" calcext:value-type="float">
            <text:p>295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Foglio1.H34]+([Foglio1.J34]-[Foglio1.H34])/2"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1570" calcext:value-type="float">
            <text:p>1570</text:p>
          </table:table-cell>
          <table:table-cell office:value-type="float" office:value="2300" calcext:value-type="float">
            <text:p>2300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Foglio1.H35]+([Foglio1.J35]-[Foglio1.H35])/2"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office:value-type="float" office:value="2300" calcext:value-type="float">
            <text:p>2300</text:p>
          </table:table-cell>
          <table:table-cell table:style-name="ce8" office:value-type="float" office:value="3070" calcext:value-type="float">
            <text:p>3070</text:p>
          </table:table-cell>
          <table:table-cell table:style-name="ce8"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36]+([Foglio1.H36]-[Foglio1.F36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36]+([Foglio1.J36]-[Foglio1.H36])/2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30" calcext:value-type="float">
            <text:p>1530</text:p>
          </table:table-cell>
          <table:table-cell table:style-name="ce8" office:value-type="float" office:value="2250" calcext:value-type="float">
            <text:p>2250</text:p>
          </table:table-cell>
          <table:table-cell table:style-name="ce8" office:value-type="float" office:value="3150" calcext:value-type="float">
            <text:p>3150</text:p>
          </table:table-cell>
          <table:table-cell table:style-name="ce8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530" calcext:value-type="float">
            <text:p>1530</text:p>
          </table:table-cell>
          <table:table-cell office:value-type="float" office:value="2250" calcext:value-type="float">
            <text:p>2250</text:p>
          </table:table-cell>
          <table:table-cell office:value-type="float" office:value="3250" calcext:value-type="float">
            <text:p>3250</text:p>
          </table:table-cell>
          <table:table-cell table:style-name="ce7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570" calcext:value-type="float">
            <text:p>1570</text:p>
          </table:table-cell>
          <table:table-cell office:value-type="float" office:value="2300" calcext:value-type="float">
            <text:p>2300</text:p>
          </table:table-cell>
          <table:table-cell office:value-type="float" office:value="3350" calcext:value-type="float">
            <text:p>3350</text:p>
          </table:table-cell>
          <table:table-cell table:style-name="ce7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Estimated performance at sea level (20000 ft)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Throttle %</text:p>
          </table:table-cell>
          <table:table-cell table:style-name="ce4" table:number-columns-repeated="12"/>
        </table:table-row>
        <table:table-row table:style-name="ro1">
          <table:table-cell table:style-name="ce2" office:value-type="string" calcext:value-type="string">
            <text:p>Mach</text:p>
          </table:table-cell>
          <table:table-cell table:style-name="ce5" office:value-type="float" office:value="0.4" calcext:value-type="float">
            <text:p>0,4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5" calcext:value-type="float">
            <text:p>0,5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65" calcext:value-type="float">
            <text:p>0,6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0.95" calcext:value-type="float">
            <text:p>0,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formula="of:=[Foglio1.F51]+([Foglio1.H50]-[Foglio1.F51])/2" office:value-type="float" office:value="575" calcext:value-type="float">
            <text:p>575</text:p>
          </table:table-cell>
          <table:table-cell office:value-type="float" office:value="770" calcext:value-type="float">
            <text:p>770</text:p>
          </table:table-cell>
          <table:table-cell table:formula="of:=[Foglio1.H50]+([Foglio1.J50]-[Foglio1.H50])/2" office:value-type="float" office:value="1195" calcext:value-type="float">
            <text:p>1195</text:p>
          </table:table-cell>
          <table:table-cell office:value-type="float" office:value="1620" calcext:value-type="float">
            <text:p>1620</text:p>
          </table:table-cell>
          <table:table-cell office:value-type="float" office:value="1640" calcext:value-type="float">
            <text:p>1640</text:p>
          </table:table-cell>
          <table:table-cell office:value-type="float" office:value="1980" calcext:value-type="float">
            <text:p>1980</text:p>
          </table:table-cell>
          <table:table-cell office:value-type="float" office:value="2280" calcext:value-type="float">
            <text:p>228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formula="of:=[Foglio1.F52]+([Foglio1.H51]-[Foglio1.F52])/2" office:value-type="float" office:value="520" calcext:value-type="float">
            <text:p>520</text:p>
          </table:table-cell>
          <table:table-cell office:value-type="float" office:value="710" calcext:value-type="float">
            <text:p>710</text:p>
          </table:table-cell>
          <table:table-cell table:formula="of:=[Foglio1.H51]+([Foglio1.J51]-[Foglio1.H51])/2" office:value-type="float" office:value="1105" calcext:value-type="float">
            <text:p>1105</text:p>
          </table:table-cell>
          <table:table-cell office:value-type="float" office:value="1500" calcext:value-type="float">
            <text:p>1500</text:p>
          </table:table-cell>
          <table:table-cell office:value-type="float" office:value="1560" calcext:value-type="float">
            <text:p>1560</text:p>
          </table:table-cell>
          <table:table-cell office:value-type="float" office:value="1920" calcext:value-type="float">
            <text:p>1920</text:p>
          </table:table-cell>
          <table:table-cell office:value-type="float" office:value="2260" calcext:value-type="float">
            <text:p>22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Foglio1.F53]+([Foglio1.H52]-[Foglio1.F53])/2" office:value-type="float" office:value="460" calcext:value-type="float">
            <text:p>460</text:p>
          </table:table-cell>
          <table:table-cell office:value-type="float" office:value="650" calcext:value-type="float">
            <text:p>650</text:p>
          </table:table-cell>
          <table:table-cell table:formula="of:=[Foglio1.H52]+([Foglio1.J52]-[Foglio1.H52])/2" office:value-type="float" office:value="1015" calcext:value-type="float">
            <text:p>1015</text:p>
          </table:table-cell>
          <table:table-cell office:value-type="float" office:value="1380" calcext:value-type="float">
            <text:p>1380</text:p>
          </table:table-cell>
          <table:table-cell office:value-type="float" office:value="1500" calcext:value-type="float">
            <text:p>1500</text:p>
          </table:table-cell>
          <table:table-cell office:value-type="float" office:value="1880" calcext:value-type="float">
            <text:p>1880</text:p>
          </table:table-cell>
          <table:table-cell office:value-type="float" office:value="2230" calcext:value-type="float">
            <text:p>2230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Foglio1.F54]+([Foglio1.H53]-[Foglio1.F54])/2" office:value-type="float" office:value="385" calcext:value-type="float">
            <text:p>385</text:p>
          </table:table-cell>
          <table:table-cell office:value-type="float" office:value="580" calcext:value-type="float">
            <text:p>580</text:p>
          </table:table-cell>
          <table:table-cell table:formula="of:=[Foglio1.H53]+([Foglio1.J53]-[Foglio1.H53])/2" office:value-type="float" office:value="840" calcext:value-type="float">
            <text:p>840</text:p>
          </table:table-cell>
          <table:table-cell office:value-type="float" office:value="1100" calcext:value-type="float">
            <text:p>1100</text:p>
          </table:table-cell>
          <table:table-cell office:value-type="float" office:value="1490" calcext:value-type="float">
            <text:p>1490</text:p>
          </table:table-cell>
          <table:table-cell office:value-type="float" office:value="1870" calcext:value-type="float">
            <text:p>1870</text:p>
          </table:table-cell>
          <table:table-cell office:value-type="float" office:value="2240" calcext:value-type="float">
            <text:p>224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Foglio1.F54]+([Foglio1.H54]-[Foglio1.F54])/2" office:value-type="float" office:value="355" calcext:value-type="float">
            <text:p>355</text:p>
          </table:table-cell>
          <table:table-cell office:value-type="float" office:value="520" calcext:value-type="float">
            <text:p>520</text:p>
          </table:table-cell>
          <table:table-cell table:formula="of:=[Foglio1.H54]+([Foglio1.J54]-[Foglio1.H54])/2" office:value-type="float" office:value="785" calcext:value-type="float">
            <text:p>785</text:p>
          </table:table-cell>
          <table:table-cell office:value-type="float" office:value="1050" calcext:value-type="float">
            <text:p>1050</text:p>
          </table:table-cell>
          <table:table-cell office:value-type="float" office:value="1470" calcext:value-type="float">
            <text:p>1470</text:p>
          </table:table-cell>
          <table:table-cell office:value-type="float" office:value="1880" calcext:value-type="float">
            <text:p>1880</text:p>
          </table:table-cell>
          <table:table-cell office:value-type="float" office:value="2280" calcext:value-type="float">
            <text:p>228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Foglio1.F55]+([Foglio1.H55]-[Foglio1.F55])/2" office:value-type="float" office:value="270" calcext:value-type="float">
            <text:p>270</text:p>
          </table:table-cell>
          <table:table-cell office:value-type="float" office:value="440" calcext:value-type="float">
            <text:p>440</text:p>
          </table:table-cell>
          <table:table-cell table:formula="of:=[Foglio1.H55]+([Foglio1.J55]-[Foglio1.H55])/2"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460" calcext:value-type="float">
            <text:p>1460</text:p>
          </table:table-cell>
          <table:table-cell office:value-type="float" office:value="1900" calcext:value-type="float">
            <text:p>1900</text:p>
          </table:table-cell>
          <table:table-cell office:value-type="float" office:value="2320" calcext:value-type="float">
            <text:p>232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Foglio1.F56]+([Foglio1.H56]-[Foglio1.F56])/2" office:value-type="float" office:value="205" calcext:value-type="float">
            <text:p>205</text:p>
          </table:table-cell>
          <table:table-cell office:value-type="float" office:value="390" calcext:value-type="float">
            <text:p>390</text:p>
          </table:table-cell>
          <table:table-cell table:formula="of:=[Foglio1.H56]+([Foglio1.J56]-[Foglio1.H56])/2" office:value-type="float" office:value="675" calcext:value-type="float">
            <text:p>675</text:p>
          </table:table-cell>
          <table:table-cell office:value-type="float" office:value="960" calcext:value-type="float">
            <text:p>960</text:p>
          </table:table-cell>
          <table:table-cell office:value-type="float" office:value="1440" calcext:value-type="float">
            <text:p>1440</text:p>
          </table:table-cell>
          <table:table-cell office:value-type="float" office:value="1940" calcext:value-type="float">
            <text:p>1940</text:p>
          </table:table-cell>
          <table:table-cell office:value-type="float" office:value="2400" calcext:value-type="float">
            <text:p>2400</text:p>
          </table:table-cell>
          <table:table-cell table:style-name="ce8"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formula="of:=[Foglio1.H57]+([Foglio1.J57]-[Foglio1.H57])/2" office:value-type="float" office:value="625" calcext:value-type="float">
            <text:p>625</text:p>
          </table:table-cell>
          <table:table-cell office:value-type="float" office:value="940" calcext:value-type="float">
            <text:p>940</text:p>
          </table:table-cell>
          <table:table-cell office:value-type="float" office:value="1400" calcext:value-type="float">
            <text:p>1400</text:p>
          </table:table-cell>
          <table:table-cell office:value-type="float" office:value="1980" calcext:value-type="float">
            <text:p>198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58]+([Foglio1.H58]-[Foglio1.F58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58]+([Foglio1.J58]-[Foglio1.H58])/2" office:value-type="float" office:value="460" calcext:value-type="float">
            <text:p>460</text:p>
          </table:table-cell>
          <table:table-cell office:value-type="float" office:value="920" calcext:value-type="float">
            <text:p>920</text:p>
          </table:table-cell>
          <table:table-cell office:value-type="float" office:value="1380" calcext:value-type="float">
            <text:p>1380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380" calcext:value-type="float">
            <text:p>1380</text:p>
          </table:table-cell>
          <table:table-cell office:value-type="float" office:value="2040" calcext:value-type="float">
            <text:p>2040</text:p>
          </table:table-cell>
          <table:table-cell office:value-type="float" office:value="2700" calcext:value-type="float">
            <text:p>2700</text:p>
          </table:table-cell>
          <table:table-cell table:style-name="ce8"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400" calcext:value-type="float">
            <text:p>1400</text:p>
          </table:table-cell>
          <table:table-cell office:value-type="float" office:value="2040" calcext:value-type="float">
            <text:p>2040</text:p>
          </table:table-cell>
          <table:table-cell office:value-type="float" office:value="2810" calcext:value-type="float">
            <text:p>2810</text:p>
          </table:table-cell>
          <table:table-cell table:style-name="ce8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420" calcext:value-type="float">
            <text:p>1420</text:p>
          </table:table-cell>
          <table:table-cell office:value-type="float" office:value="2050" calcext:value-type="float">
            <text:p>2050</text:p>
          </table:table-cell>
          <table:table-cell office:value-type="float" office:value="2900" calcext:value-type="float">
            <text:p>290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440" calcext:value-type="float">
            <text:p>1440</text:p>
          </table:table-cell>
          <table:table-cell office:value-type="float" office:value="2080" calcext:value-type="float">
            <text:p>2080</text:p>
          </table:table-cell>
          <table:table-cell office:value-type="float" office:value="2940" calcext:value-type="float">
            <text:p>2940</text:p>
          </table:table-cell>
          <table:table-cell table:style-name="ce7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Estimated performance at sea level (30000 ft)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Throttle %</text:p>
          </table:table-cell>
          <table:table-cell table:style-name="ce4" table:number-columns-repeated="12"/>
        </table:table-row>
        <table:table-row table:style-name="ro1">
          <table:table-cell table:style-name="ce2" office:value-type="string" calcext:value-type="string">
            <text:p>Mach</text:p>
          </table:table-cell>
          <table:table-cell table:style-name="ce5" office:value-type="float" office:value="0.4" calcext:value-type="float">
            <text:p>0,4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5" calcext:value-type="float">
            <text:p>0,5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65" calcext:value-type="float">
            <text:p>0,6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0.95" calcext:value-type="float">
            <text:p>0,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[Foglio1.F73]+([Foglio1.H72]-[Foglio1.F73])/2" office:value-type="float" office:value="430" calcext:value-type="float">
            <text:p>430</text:p>
          </table:table-cell>
          <table:table-cell office:value-type="float" office:value="580" calcext:value-type="float">
            <text:p>580</text:p>
          </table:table-cell>
          <table:table-cell table:formula="of:=[Foglio1.H72]+([Foglio1.J72]-[Foglio1.H72])/2" office:value-type="float" office:value="780" calcext:value-type="float">
            <text:p>780</text:p>
          </table:table-cell>
          <table:table-cell office:value-type="float" office:value="980" calcext:value-type="float">
            <text:p>980</text:p>
          </table:table-cell>
          <table:table-cell office:value-type="float" office:value="1200" calcext:value-type="float">
            <text:p>1200</text:p>
          </table:table-cell>
          <table:table-cell office:value-type="float" office:value="1420" calcext:value-type="float">
            <text:p>142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[Foglio1.F74]+([Foglio1.H73]-[Foglio1.F74])/2"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table:formula="of:=[Foglio1.H73]+([Foglio1.J73]-[Foglio1.H73])/2" office:value-type="float" office:value="740" calcext:value-type="float">
            <text:p>740</text:p>
          </table:table-cell>
          <table:table-cell office:value-type="float" office:value="940" calcext:value-type="float">
            <text:p>940</text:p>
          </table:table-cell>
          <table:table-cell office:value-type="float" office:value="1170" calcext:value-type="float">
            <text:p>1170</text:p>
          </table:table-cell>
          <table:table-cell office:value-type="float" office:value="1390" calcext:value-type="float">
            <text:p>139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Foglio1.F75]+([Foglio1.H74]-[Foglio1.F75])/2"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table:formula="of:=[Foglio1.H74]+([Foglio1.J74]-[Foglio1.H74])/2"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140" calcext:value-type="float">
            <text:p>1140</text:p>
          </table:table-cell>
          <table:table-cell office:value-type="float" office:value="1390" calcext:value-type="float">
            <text:p>139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Foglio1.F76]+([Foglio1.H75]-[Foglio1.F76])/2" office:value-type="float" office:value="310" calcext:value-type="float">
            <text:p>310</text:p>
          </table:table-cell>
          <table:table-cell office:value-type="float" office:value="460" calcext:value-type="float">
            <text:p>460</text:p>
          </table:table-cell>
          <table:table-cell table:formula="of:=[Foglio1.H75]+([Foglio1.J75]-[Foglio1.H75])/2"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 office:value-type="float" office:value="1140" calcext:value-type="float">
            <text:p>1140</text:p>
          </table:table-cell>
          <table:table-cell office:value-type="float" office:value="1400" calcext:value-type="float">
            <text:p>1400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[Foglio1.F76]+([Foglio1.H76]-[Foglio1.F76])/2" office:value-type="float" office:value="290" calcext:value-type="float">
            <text:p>290</text:p>
          </table:table-cell>
          <table:table-cell office:value-type="float" office:value="420" calcext:value-type="float">
            <text:p>420</text:p>
          </table:table-cell>
          <table:table-cell table:formula="of:=[Foglio1.H76]+([Foglio1.J76]-[Foglio1.H76])/2" office:value-type="float" office:value="640" calcext:value-type="float">
            <text:p>640</text:p>
          </table:table-cell>
          <table:table-cell office:value-type="float" office:value="860" calcext:value-type="float">
            <text:p>860</text:p>
          </table:table-cell>
          <table:table-cell office:value-type="float" office:value="1140" calcext:value-type="float">
            <text:p>1140</text:p>
          </table:table-cell>
          <table:table-cell office:value-type="float" office:value="1420" calcext:value-type="float">
            <text:p>1420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Foglio1.F77]+([Foglio1.H77]-[Foglio1.F77])/2" office:value-type="float" office:value="250" calcext:value-type="float">
            <text:p>250</text:p>
          </table:table-cell>
          <table:table-cell office:value-type="float" office:value="380" calcext:value-type="float">
            <text:p>380</text:p>
          </table:table-cell>
          <table:table-cell table:formula="of:=[Foglio1.H77]+([Foglio1.J77]-[Foglio1.H77])/2" office:value-type="float" office:value="610" calcext:value-type="float">
            <text:p>610</text:p>
          </table:table-cell>
          <table:table-cell office:value-type="float" office:value="840" calcext:value-type="float">
            <text:p>840</text:p>
          </table:table-cell>
          <table:table-cell office:value-type="float" office:value="1160" calcext:value-type="float">
            <text:p>1160</text:p>
          </table:table-cell>
          <table:table-cell office:value-type="float" office:value="1440" calcext:value-type="float">
            <text:p>144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Foglio1.F78]+([Foglio1.H78]-[Foglio1.F78])/2" office:value-type="float" office:value="200" calcext:value-type="float">
            <text:p>200</text:p>
          </table:table-cell>
          <table:table-cell office:value-type="float" office:value="340" calcext:value-type="float">
            <text:p>340</text:p>
          </table:table-cell>
          <table:table-cell table:formula="of:=[Foglio1.H78]+([Foglio1.J78]-[Foglio1.H78])/2" office:value-type="float" office:value="585" calcext:value-type="float">
            <text:p>585</text:p>
          </table:table-cell>
          <table:table-cell office:value-type="float" office:value="830" calcext:value-type="float">
            <text:p>830</text:p>
          </table:table-cell>
          <table:table-cell office:value-type="float" office:value="1180" calcext:value-type="float">
            <text:p>1180</text:p>
          </table:table-cell>
          <table:table-cell office:value-type="float" office:value="1500" calcext:value-type="float">
            <text:p>1500</text:p>
          </table:table-cell>
          <table:table-cell office:value-type="float" office:value="1820" calcext:value-type="float">
            <text:p>1820</text:p>
          </table:table-cell>
          <table:table-cell table:style-name="ce8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Foglio1.F79]+([Foglio1.H79]-[Foglio1.F79])/2"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formula="of:=[Foglio1.H79]+([Foglio1.J79]-[Foglio1.H79])/2" office:value-type="float" office:value="560" calcext:value-type="float">
            <text:p>560</text:p>
          </table:table-cell>
          <table:table-cell office:value-type="float" office:value="820" calcext:value-type="float">
            <text:p>820</text:p>
          </table:table-cell>
          <table:table-cell office:value-type="float" office:value="1200" calcext:value-type="float">
            <text:p>1200</text:p>
          </table:table-cell>
          <table:table-cell office:value-type="float" office:value="1560" calcext:value-type="float">
            <text:p>1560</text:p>
          </table:table-cell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0]+([Foglio1.H80]-[Foglio1.F80])/2"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formula="of:=[Foglio1.H80]+([Foglio1.J80]-[Foglio1.H80])/2" office:value-type="float" office:value="550" calcext:value-type="float">
            <text:p>550</text:p>
          </table:table-cell>
          <table:table-cell office:value-type="float" office:value="820" calcext:value-type="float">
            <text:p>820</text:p>
          </table:table-cell>
          <table:table-cell office:value-type="float" office:value="1230" calcext:value-type="float">
            <text:p>1230</text:p>
          </table:table-cell>
          <table:table-cell table:style-name="ce8" office:value-type="float" office:value="1630" calcext:value-type="float">
            <text:p>1630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1]+([Foglio1.H81]-[Foglio1.F81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1]+([Foglio1.J81]-[Foglio1.H81])/2" office:value-type="float" office:value="415" calcext:value-type="float">
            <text:p>415</text:p>
          </table:table-cell>
          <table:table-cell office:value-type="float" office:value="830" calcext:value-type="float">
            <text:p>830</text:p>
          </table:table-cell>
          <table:table-cell office:value-type="float" office:value="1230" calcext:value-type="float">
            <text:p>1230</text:p>
          </table:table-cell>
          <table:table-cell office:value-type="float" office:value="1680" calcext:value-type="float">
            <text:p>1680</text:p>
          </table:table-cell>
          <table:table-cell office:value-type="float" office:value="2140" calcext:value-type="float">
            <text:p>2140</text:p>
          </table:table-cell>
          <table:table-cell table:style-name="ce8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2]+([Foglio1.H82]-[Foglio1.F82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2]+([Foglio1.J82]-[Foglio1.H82])/2"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1240" calcext:value-type="float">
            <text:p>1240</text:p>
          </table:table-cell>
          <table:table-cell office:value-type="float" office:value="1780" calcext:value-type="float">
            <text:p>1780</text:p>
          </table:table-cell>
          <table:table-cell office:value-type="float" office:value="2240" calcext:value-type="float">
            <text:p>2240</text:p>
          </table:table-cell>
          <table:table-cell table:style-name="ce8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3]+([Foglio1.H83]-[Foglio1.F83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3]+([Foglio1.J83]-[Foglio1.H83])/2"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1260" calcext:value-type="float">
            <text:p>1260</text:p>
          </table:table-cell>
          <table:table-cell office:value-type="float" office:value="1820" calcext:value-type="float">
            <text:p>1820</text:p>
          </table:table-cell>
          <table:table-cell office:value-type="float" office:value="2380" calcext:value-type="float">
            <text:p>238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4]+([Foglio1.H84]-[Foglio1.F84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4]+([Foglio1.J84]-[Foglio1.H84])/2"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1280" calcext:value-type="float">
            <text:p>1280</text:p>
          </table:table-cell>
          <table:table-cell office:value-type="float" office:value="1830" calcext:value-type="float">
            <text:p>1830</text:p>
          </table:table-cell>
          <table:table-cell office:value-type="float" office:value="2460" calcext:value-type="float">
            <text:p>246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5]+([Foglio1.H85]-[Foglio1.F85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5]+([Foglio1.J85]-[Foglio1.H85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1830" calcext:value-type="float">
            <text:p>1830</text:p>
          </table:table-cell>
          <table:table-cell office:value-type="float" office:value="2520" calcext:value-type="float">
            <text:p>2520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86]+([Foglio1.H86]-[Foglio1.F86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Foglio1.H86]+([Foglio1.J86]-[Foglio1.H86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820" calcext:value-type="float">
            <text:p>1820</text:p>
          </table:table-cell>
          <table:table-cell office:value-type="float" office:value="2560" calcext:value-type="float">
            <text:p>2560</text:p>
          </table:table-cell>
          <table:table-cell table:style-name="ce7" office:value-type="float" office:value="3280" calcext:value-type="float">
            <text:p>3280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Estimated performance at sea level (40000 ft)</text:p>
          </table:table-cell>
          <table:table-cell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Throttle %</text:p>
          </table:table-cell>
          <table:table-cell table:style-name="ce4" table:number-columns-repeated="12"/>
        </table:table-row>
        <table:table-row table:style-name="ro1">
          <table:table-cell table:style-name="ce2" office:value-type="string" calcext:value-type="string">
            <text:p>Mach</text:p>
          </table:table-cell>
          <table:table-cell table:style-name="ce5" office:value-type="float" office:value="0.4" calcext:value-type="float">
            <text:p>0,4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5" calcext:value-type="float">
            <text:p>0,5</text:p>
          </table:table-cell>
          <table:table-cell table:style-name="ce5" office:value-type="float" office:value="0.55" calcext:value-type="float">
            <text:p>0,55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65" calcext:value-type="float">
            <text:p>0,6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0.95" calcext:value-type="float">
            <text:p>0,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Foglio1.F97]+([Foglio1.H96]-[Foglio1.F97])/2"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table:formula="of:=[Foglio1.H96]+([Foglio1.J96]-[Foglio1.H96])/2" office:value-type="float" office:value="490" calcext:value-type="float">
            <text:p>490</text:p>
          </table:table-cell>
          <table:table-cell office:value-type="float" office:value="620" calcext:value-type="float">
            <text:p>620</text:p>
          </table:table-cell>
          <table:table-cell office:value-type="float" office:value="780" calcext:value-type="float">
            <text:p>780</text:p>
          </table:table-cell>
          <table:table-cell office:value-type="float" office:value="920" calcext:value-type="float">
            <text:p>92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[Foglio1.F98]+([Foglio1.H97]-[Foglio1.F98])/2"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table:formula="of:=[Foglio1.H97]+([Foglio1.J97]-[Foglio1.H97])/2"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780" calcext:value-type="float">
            <text:p>780</text:p>
          </table:table-cell>
          <table:table-cell office:value-type="float" office:value="940" calcext:value-type="float">
            <text:p>94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Foglio1.F98]+([Foglio1.H98]-[Foglio1.F98])/2"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formula="of:=[Foglio1.H98]+([Foglio1.J98]-[Foglio1.H98])/2" office:value-type="float" office:value="465" calcext:value-type="float">
            <text:p>465</text:p>
          </table:table-cell>
          <table:table-cell office:value-type="float" office:value="620" calcext:value-type="float">
            <text:p>620</text:p>
          </table:table-cell>
          <table:table-cell office:value-type="float" office:value="790" calcext:value-type="float">
            <text:p>790</text:p>
          </table:table-cell>
          <table:table-cell office:value-type="float" office:value="970" calcext:value-type="float">
            <text:p>970</text:p>
          </table:table-cell>
          <table:table-cell office:value-type="float" office:value="1130" calcext:value-type="float">
            <text:p>113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Foglio1.F99]+([Foglio1.H99]-[Foglio1.F99])/2" office:value-type="float" office:value="185" calcext:value-type="float">
            <text:p>185</text:p>
          </table:table-cell>
          <table:table-cell office:value-type="float" office:value="290" calcext:value-type="float">
            <text:p>290</text:p>
          </table:table-cell>
          <table:table-cell table:formula="of:=[Foglio1.H99]+([Foglio1.J99]-[Foglio1.H99])/2" office:value-type="float" office:value="460" calcext:value-type="float">
            <text:p>460</text:p>
          </table:table-cell>
          <table:table-cell office:value-type="float" office:value="630" calcext:value-type="float">
            <text:p>63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1180" calcext:value-type="float">
            <text:p>118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Foglio1.F100]+([Foglio1.H100]-[Foglio1.F100])/2" office:value-type="float" office:value="170" calcext:value-type="float">
            <text:p>170</text:p>
          </table:table-cell>
          <table:table-cell office:value-type="float" office:value="280" calcext:value-type="float">
            <text:p>280</text:p>
          </table:table-cell>
          <table:table-cell table:formula="of:=[Foglio1.H100]+([Foglio1.J100]-[Foglio1.H100])/2" office:value-type="float" office:value="455" calcext:value-type="float">
            <text:p>455</text:p>
          </table:table-cell>
          <table:table-cell office:value-type="float" office:value="630" calcext:value-type="float">
            <text:p>630</text:p>
          </table:table-cell>
          <table:table-cell office:value-type="float" office:value="840" calcext:value-type="float">
            <text:p>840</text:p>
          </table:table-cell>
          <table:table-cell office:value-type="float" office:value="1040" calcext:value-type="float">
            <text:p>1040</text:p>
          </table:table-cell>
          <table:table-cell office:value-type="float" office:value="1240" calcext:value-type="float">
            <text:p>1240</text:p>
          </table:table-cell>
          <table:table-cell table:style-name="ce8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Foglio1.F101]+([Foglio1.H101]-[Foglio1.F101])/2" office:value-type="float" office:value="145" calcext:value-type="float">
            <text:p>145</text:p>
          </table:table-cell>
          <table:table-cell office:value-type="float" office:value="250" calcext:value-type="float">
            <text:p>250</text:p>
          </table:table-cell>
          <table:table-cell table:formula="of:=[Foglio1.H101]+([Foglio1.J101]-[Foglio1.H101])/2" office:value-type="float" office:value="440" calcext:value-type="float">
            <text:p>440</text:p>
          </table:table-cell>
          <table:table-cell office:value-type="float" office:value="630" calcext:value-type="float">
            <text:p>630</text:p>
          </table:table-cell>
          <table:table-cell office:value-type="float" office:value="870" calcext:value-type="float">
            <text:p>870</text:p>
          </table:table-cell>
          <table:table-cell office:value-type="float" office:value="1100" calcext:value-type="float">
            <text:p>1100</text:p>
          </table:table-cell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Foglio1.F102]+([Foglio1.H102]-[Foglio1.F102])/2"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table:formula="of:=[Foglio1.H102]+([Foglio1.J102]-[Foglio1.H102])/2" office:value-type="float" office:value="440" calcext:value-type="float">
            <text:p>440</text:p>
          </table:table-cell>
          <table:table-cell office:value-type="float" office:value="640" calcext:value-type="float">
            <text:p>640</text:p>
          </table:table-cell>
          <table:table-cell office:value-type="float" office:value="910" calcext:value-type="float">
            <text:p>910</text:p>
          </table:table-cell>
          <table:table-cell table:style-name="ce8" office:value-type="float" office:value="1180" calcext:value-type="float">
            <text:p>1180</text:p>
          </table:table-cell>
          <table:table-cell table:style-name="ce8" office:value-type="float" office:value="1400" calcext:value-type="float">
            <text:p>1400</text:p>
          </table:table-cell>
          <table:table-cell table:style-name="ce8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3]+([Foglio1.H103]-[Foglio1.F103])/2"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formula="of:=[Foglio1.H103]+([Foglio1.J103]-[Foglio1.H103])/2" office:value-type="float" office:value="435" calcext:value-type="float">
            <text:p>435</text:p>
          </table:table-cell>
          <table:table-cell office:value-type="float" office:value="650" calcext:value-type="float">
            <text:p>650</text:p>
          </table:table-cell>
          <table:table-cell office:value-type="float" office:value="940" calcext:value-type="float">
            <text:p>940</text:p>
          </table:table-cell>
          <table:table-cell office:value-type="float" office:value="1220" calcext:value-type="float">
            <text:p>1220</text:p>
          </table:table-cell>
          <table:table-cell office:value-type="float" office:value="1500" calcext:value-type="float">
            <text:p>1500</text:p>
          </table:table-cell>
          <table:table-cell table:style-name="ce8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4]+([Foglio1.H104]-[Foglio1.F104])/2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formula="of:=[Foglio1.H104]+([Foglio1.J104]-[Foglio1.H104])/2" office:value-type="float" office:value="435" calcext:value-type="float">
            <text:p>435</text:p>
          </table:table-cell>
          <table:table-cell office:value-type="float" office:value="660" calcext:value-type="float">
            <text:p>660</text:p>
          </table:table-cell>
          <table:table-cell office:value-type="float" office:value="970" calcext:value-type="float">
            <text:p>970</text:p>
          </table:table-cell>
          <table:table-cell office:value-type="float" office:value="1290" calcext:value-type="float">
            <text:p>1290</text:p>
          </table:table-cell>
          <table:table-cell office:value-type="float" office:value="1590" calcext:value-type="float">
            <text:p>1590</text:p>
          </table:table-cell>
          <table:table-cell table:style-name="ce8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5]+([Foglio1.H105]-[Foglio1.F105])/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[Foglio1.H105]+([Foglio1.J105]-[Foglio1.H105])/2" office:value-type="float" office:value="435" calcext:value-type="float">
            <text:p>435</text:p>
          </table:table-cell>
          <table:table-cell office:value-type="float" office:value="670" calcext:value-type="float">
            <text:p>670</text:p>
          </table:table-cell>
          <table:table-cell office:value-type="float" office:value="990" calcext:value-type="float">
            <text:p>990</text:p>
          </table:table-cell>
          <table:table-cell office:value-type="float" office:value="1360" calcext:value-type="float">
            <text:p>1360</text:p>
          </table:table-cell>
          <table:table-cell office:value-type="float" office:value="1690" calcext:value-type="float">
            <text:p>169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6]+([Foglio1.H106]-[Foglio1.F106])/2"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table:formula="of:=[Foglio1.H106]+([Foglio1.J106]-[Foglio1.H106])/2" office:value-type="float" office:value="435" calcext:value-type="float">
            <text:p>435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1420" calcext:value-type="float">
            <text:p>1420</text:p>
          </table:table-cell>
          <table:table-cell office:value-type="float" office:value="1780" calcext:value-type="float">
            <text:p>178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7]+([Foglio1.H107]-[Foglio1.F107])/2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[Foglio1.H107]+([Foglio1.J107]-[Foglio1.H107])/2" office:value-type="float" office:value="435" calcext:value-type="float">
            <text:p>435</text:p>
          </table:table-cell>
          <table:table-cell office:value-type="float" office:value="690" calcext:value-type="float">
            <text:p>690</text:p>
          </table:table-cell>
          <table:table-cell office:value-type="float" office:value="1020" calcext:value-type="float">
            <text:p>1020</text:p>
          </table:table-cell>
          <table:table-cell office:value-type="float" office:value="1440" calcext:value-type="float">
            <text:p>1440</text:p>
          </table:table-cell>
          <table:table-cell office:value-type="float" office:value="1860" calcext:value-type="float">
            <text:p>186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1.F108]+([Foglio1.H108]-[Foglio1.F108])/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Foglio1.H108]+([Foglio1.J108]-[Foglio1.H108])/2" office:value-type="float" office:value="420" calcext:value-type="float">
            <text:p>420</text:p>
          </table:table-cell>
          <table:table-cell office:value-type="float" office:value="690" calcext:value-type="float">
            <text:p>690</text:p>
          </table:table-cell>
          <table:table-cell office:value-type="float" office:value="1030" calcext:value-type="float">
            <text:p>1030</text:p>
          </table:table-cell>
          <table:table-cell office:value-type="float" office:value="1430" calcext:value-type="float">
            <text:p>1430</text:p>
          </table:table-cell>
          <table:table-cell office:value-type="float" office:value="1940" calcext:value-type="float">
            <text:p>194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Rif. for JSBSim 3DTable: http://jsbsim.sourceforge.net/JSBSim/classJSBSim_1_1FGTable.html</text:p>
          </table:table-cell>
          <table:table-cell table:number-columns-repeated="13"/>
        </table:table-row>
      </table:table>
      <table:table table:name="Foglio2" table:style-name="ta1">
        <table:table-column table:style-name="co2" table:default-cell-style-name="ce3"/>
        <table:table-column table:style-name="co2" table:number-columns-repeated="11" table:default-cell-style-name="Default"/>
        <table:table-row table:style-name="ro1">
          <table:table-cell table:style-name="ce1"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Idle</text:p>
          </table:table-cell>
          <table:table-cell table:style-name="ce9" office:value-type="percentage" office:value="0.6" calcext:value-type="percentage">
            <text:p>60%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ch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[Foglio2.B3]" office:value-type="float" office:value="0" calcext:value-type="float">
            <text:p>0</text:p>
          </table:table-cell>
          <table:table-cell table:formula="of:=[Foglio2.C3]" office:value-type="float" office:value="10000" calcext:value-type="float">
            <text:p>10000</text:p>
          </table:table-cell>
          <table:table-cell table:formula="of:=[Foglio2.D3]" office:value-type="float" office:value="20000" calcext:value-type="float">
            <text:p>20000</text:p>
          </table:table-cell>
          <table:table-cell table:formula="of:=[Foglio2.E3]" office:value-type="float" office:value="30000" calcext:value-type="float">
            <text:p>30000</text:p>
          </table:table-cell>
          <table:table-cell table:formula="of:=[Foglio2.F3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Foglio2.A4]" office:value-type="float" office:value="0" calcext:value-type="float">
            <text:p>0</text:p>
          </table:table-cell>
          <table:table-cell table:formula="of:=[Foglio2.B4]/[Foglio2.$A$1]" office:value-type="float" office:value="0.18" calcext:value-type="float">
            <text:p>0,18</text:p>
          </table:table-cell>
          <table:table-cell table:formula="of:=[Foglio2.C4]/[Foglio2.$A$1]" office:value-type="float" office:value="0.15" calcext:value-type="float">
            <text:p>0,15</text:p>
          </table:table-cell>
          <table:table-cell table:formula="of:=[Foglio2.D4]/[Foglio2.$A$1]" office:value-type="float" office:value="0" calcext:value-type="float">
            <text:p>0</text:p>
          </table:table-cell>
          <table:table-cell table:formula="of:=[Foglio2.E4]/[Foglio2.$A$1]" office:value-type="float" office:value="0" calcext:value-type="float">
            <text:p>0</text:p>
          </table:table-cell>
          <table:table-cell table:formula="of:=[Foglio2.F4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50" calcext:value-type="float">
            <text:p>85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Foglio2.A5]" office:value-type="float" office:value="0.1" calcext:value-type="float">
            <text:p>0,1</text:p>
          </table:table-cell>
          <table:table-cell table:formula="of:=[Foglio2.B5]/[Foglio2.$A$1]" office:value-type="float" office:value="0.17" calcext:value-type="float">
            <text:p>0,17</text:p>
          </table:table-cell>
          <table:table-cell table:formula="of:=[Foglio2.C5]/[Foglio2.$A$1]" office:value-type="float" office:value="0.13" calcext:value-type="float">
            <text:p>0,13</text:p>
          </table:table-cell>
          <table:table-cell table:formula="of:=[Foglio2.D5]/[Foglio2.$A$1]" office:value-type="float" office:value="0" calcext:value-type="float">
            <text:p>0</text:p>
          </table:table-cell>
          <table:table-cell table:formula="of:=[Foglio2.E5]/[Foglio2.$A$1]" office:value-type="float" office:value="0" calcext:value-type="float">
            <text:p>0</text:p>
          </table:table-cell>
          <table:table-cell table:formula="of:=[Foglio2.F5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Foglio2.A6]" office:value-type="float" office:value="0.2" calcext:value-type="float">
            <text:p>0,2</text:p>
          </table:table-cell>
          <table:table-cell table:formula="of:=[Foglio2.B6]/[Foglio2.$A$1]" office:value-type="float" office:value="0.15" calcext:value-type="float">
            <text:p>0,15</text:p>
          </table:table-cell>
          <table:table-cell table:formula="of:=[Foglio2.C6]/[Foglio2.$A$1]" office:value-type="float" office:value="0.11" calcext:value-type="float">
            <text:p>0,11</text:p>
          </table:table-cell>
          <table:table-cell table:formula="of:=[Foglio2.D6]/[Foglio2.$A$1]" office:value-type="float" office:value="0.088" calcext:value-type="float">
            <text:p>0,088</text:p>
          </table:table-cell>
          <table:table-cell table:formula="of:=[Foglio2.E6]/[Foglio2.$A$1]" office:value-type="float" office:value="0.064" calcext:value-type="float">
            <text:p>0,064</text:p>
          </table:table-cell>
          <table:table-cell table:formula="of:=[Foglio2.F6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Foglio2.A7]" office:value-type="float" office:value="0.3" calcext:value-type="float">
            <text:p>0,3</text:p>
          </table:table-cell>
          <table:table-cell table:formula="of:=[Foglio2.B7]/[Foglio2.$A$1]" office:value-type="float" office:value="0.12" calcext:value-type="float">
            <text:p>0,12</text:p>
          </table:table-cell>
          <table:table-cell table:formula="of:=[Foglio2.C7]/[Foglio2.$A$1]" office:value-type="float" office:value="0.084" calcext:value-type="float">
            <text:p>0,084</text:p>
          </table:table-cell>
          <table:table-cell table:formula="of:=[Foglio2.D7]/[Foglio2.$A$1]" office:value-type="float" office:value="0.076" calcext:value-type="float">
            <text:p>0,076</text:p>
          </table:table-cell>
          <table:table-cell table:formula="of:=[Foglio2.E7]/[Foglio2.$A$1]" office:value-type="float" office:value="0.056" calcext:value-type="float">
            <text:p>0,056</text:p>
          </table:table-cell>
          <table:table-cell table:formula="of:=[Foglio2.F7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formula="of:=[Foglio2.A8]" office:value-type="float" office:value="0.4" calcext:value-type="float">
            <text:p>0,4</text:p>
          </table:table-cell>
          <table:table-cell table:formula="of:=[Foglio2.B8]/[Foglio2.$A$1]" office:value-type="float" office:value="0.09" calcext:value-type="float">
            <text:p>0,09</text:p>
          </table:table-cell>
          <table:table-cell table:formula="of:=[Foglio2.C8]/[Foglio2.$A$1]" office:value-type="float" office:value="0.07" calcext:value-type="float">
            <text:p>0,07</text:p>
          </table:table-cell>
          <table:table-cell table:formula="of:=[Foglio2.D8]/[Foglio2.$A$1]" office:value-type="float" office:value="0.066" calcext:value-type="float">
            <text:p>0,066</text:p>
          </table:table-cell>
          <table:table-cell table:formula="of:=[Foglio2.E8]/[Foglio2.$A$1]" office:value-type="float" office:value="0.048" calcext:value-type="float">
            <text:p>0,048</text:p>
          </table:table-cell>
          <table:table-cell table:formula="of:=[Foglio2.F8]/[Foglio2.$A$1]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formula="of:=[Foglio2.A9]" office:value-type="float" office:value="0.5" calcext:value-type="float">
            <text:p>0,5</text:p>
          </table:table-cell>
          <table:table-cell table:formula="of:=[Foglio2.B9]/[Foglio2.$A$1]" office:value-type="float" office:value="0.05" calcext:value-type="float">
            <text:p>0,05</text:p>
          </table:table-cell>
          <table:table-cell table:formula="of:=[Foglio2.C9]/[Foglio2.$A$1]" office:value-type="float" office:value="0.054" calcext:value-type="float">
            <text:p>0,054</text:p>
          </table:table-cell>
          <table:table-cell table:formula="of:=[Foglio2.D9]/[Foglio2.$A$1]" office:value-type="float" office:value="0.054" calcext:value-type="float">
            <text:p>0,054</text:p>
          </table:table-cell>
          <table:table-cell table:formula="of:=[Foglio2.E9]/[Foglio2.$A$1]" office:value-type="float" office:value="0.04" calcext:value-type="float">
            <text:p>0,04</text:p>
          </table:table-cell>
          <table:table-cell table:formula="of:=[Foglio2.F9]/[Foglio2.$A$1]"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[Foglio2.A10]" office:value-type="float" office:value="0.6" calcext:value-type="float">
            <text:p>0,6</text:p>
          </table:table-cell>
          <table:table-cell table:formula="of:=[Foglio2.B10]/[Foglio2.$A$1]" office:value-type="float" office:value="0" calcext:value-type="float">
            <text:p>0</text:p>
          </table:table-cell>
          <table:table-cell table:formula="of:=[Foglio2.C10]/[Foglio2.$A$1]" office:value-type="float" office:value="0.05" calcext:value-type="float">
            <text:p>0,05</text:p>
          </table:table-cell>
          <table:table-cell table:formula="of:=[Foglio2.D10]/[Foglio2.$A$1]" office:value-type="float" office:value="0.038" calcext:value-type="float">
            <text:p>0,038</text:p>
          </table:table-cell>
          <table:table-cell table:formula="of:=[Foglio2.E10]/[Foglio2.$A$1]" office:value-type="float" office:value="0.032" calcext:value-type="float">
            <text:p>0,032</text:p>
          </table:table-cell>
          <table:table-cell table:formula="of:=[Foglio2.F10]/[Foglio2.$A$1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Foglio2.A11]" office:value-type="float" office:value="0.7" calcext:value-type="float">
            <text:p>0,7</text:p>
          </table:table-cell>
          <table:table-cell table:formula="of:=[Foglio2.B11]/[Foglio2.$A$1]" office:value-type="float" office:value="0" calcext:value-type="float">
            <text:p>0</text:p>
          </table:table-cell>
          <table:table-cell table:formula="of:=[Foglio2.C11]/[Foglio2.$A$1]" office:value-type="float" office:value="0.01" calcext:value-type="float">
            <text:p>0,01</text:p>
          </table:table-cell>
          <table:table-cell table:formula="of:=[Foglio2.D11]/[Foglio2.$A$1]" office:value-type="float" office:value="0.02" calcext:value-type="float">
            <text:p>0,02</text:p>
          </table:table-cell>
          <table:table-cell table:formula="of:=[Foglio2.E11]/[Foglio2.$A$1]" office:value-type="float" office:value="0.024" calcext:value-type="float">
            <text:p>0,024</text:p>
          </table:table-cell>
          <table:table-cell table:formula="of:=[Foglio2.F11]/[Foglio2.$A$1]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Foglio2.A12]" office:value-type="float" office:value="0.8" calcext:value-type="float">
            <text:p>0,8</text:p>
          </table:table-cell>
          <table:table-cell table:formula="of:=[Foglio2.B12]/[Foglio2.$A$1]" office:value-type="float" office:value="0" calcext:value-type="float">
            <text:p>0</text:p>
          </table:table-cell>
          <table:table-cell table:formula="of:=[Foglio2.C12]/[Foglio2.$A$1]" office:value-type="float" office:value="0" calcext:value-type="float">
            <text:p>0</text:p>
          </table:table-cell>
          <table:table-cell table:formula="of:=[Foglio2.D12]/[Foglio2.$A$1]" office:value-type="float" office:value="0.004" calcext:value-type="float">
            <text:p>0,004</text:p>
          </table:table-cell>
          <table:table-cell table:formula="of:=[Foglio2.E12]/[Foglio2.$A$1]" office:value-type="float" office:value="0.012" calcext:value-type="float">
            <text:p>0,012</text:p>
          </table:table-cell>
          <table:table-cell table:formula="of:=[Foglio2.F12]/[Foglio2.$A$1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Foglio2.A13]" office:value-type="float" office:value="0.9" calcext:value-type="float">
            <text:p>0,9</text:p>
          </table:table-cell>
          <table:table-cell table:formula="of:=[Foglio2.B13]/[Foglio2.$A$1]" office:value-type="float" office:value="0" calcext:value-type="float">
            <text:p>0</text:p>
          </table:table-cell>
          <table:table-cell table:formula="of:=[Foglio2.C13]/[Foglio2.$A$1]" office:value-type="float" office:value="0" calcext:value-type="float">
            <text:p>0</text:p>
          </table:table-cell>
          <table:table-cell table:formula="of:=[Foglio2.D13]/[Foglio2.$A$1]" office:value-type="float" office:value="0" calcext:value-type="float">
            <text:p>0</text:p>
          </table:table-cell>
          <table:table-cell table:formula="of:=[Foglio2.E13]/[Foglio2.$A$1]" office:value-type="float" office:value="0.004" calcext:value-type="float">
            <text:p>0,004</text:p>
          </table:table-cell>
          <table:table-cell table:formula="of:=[Foglio2.F13]/[Foglio2.$A$1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Foglio2.A14]" office:value-type="float" office:value="1" calcext:value-type="float">
            <text:p>1</text:p>
          </table:table-cell>
          <table:table-cell table:formula="of:=[Foglio2.B14]/[Foglio2.$A$1]" office:value-type="float" office:value="0" calcext:value-type="float">
            <text:p>0</text:p>
          </table:table-cell>
          <table:table-cell table:formula="of:=[Foglio2.C14]/[Foglio2.$A$1]" office:value-type="float" office:value="0" calcext:value-type="float">
            <text:p>0</text:p>
          </table:table-cell>
          <table:table-cell table:formula="of:=[Foglio2.D14]/[Foglio2.$A$1]" office:value-type="float" office:value="0" calcext:value-type="float">
            <text:p>0</text:p>
          </table:table-cell>
          <table:table-cell table:formula="of:=[Foglio2.E14]/[Foglio2.$A$1]" office:value-type="float" office:value="0" calcext:value-type="float">
            <text:p>0</text:p>
          </table:table-cell>
          <table:table-cell table:formula="of:=[Foglio2.F14]/[Foglio2.$A$1]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15]" office:value-type="float" office:value="1.1" calcext:value-type="float">
            <text:p>1,1</text:p>
          </table:table-cell>
          <table:table-cell table:formula="of:=[Foglio2.B15]/[Foglio2.$A$1]" office:value-type="float" office:value="0" calcext:value-type="float">
            <text:p>0</text:p>
          </table:table-cell>
          <table:table-cell table:formula="of:=[Foglio2.C15]/[Foglio2.$A$1]" office:value-type="float" office:value="0" calcext:value-type="float">
            <text:p>0</text:p>
          </table:table-cell>
          <table:table-cell table:formula="of:=[Foglio2.D15]/[Foglio2.$A$1]" office:value-type="float" office:value="0" calcext:value-type="float">
            <text:p>0</text:p>
          </table:table-cell>
          <table:table-cell table:formula="of:=[Foglio2.E15]/[Foglio2.$A$1]" office:value-type="float" office:value="0" calcext:value-type="float">
            <text:p>0</text:p>
          </table:table-cell>
          <table:table-cell table:formula="of:=[Foglio2.F15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16]" office:value-type="float" office:value="1.2" calcext:value-type="float">
            <text:p>1,2</text:p>
          </table:table-cell>
          <table:table-cell table:formula="of:=[Foglio2.B16]/[Foglio2.$A$1]" office:value-type="float" office:value="0" calcext:value-type="float">
            <text:p>0</text:p>
          </table:table-cell>
          <table:table-cell table:formula="of:=[Foglio2.C16]/[Foglio2.$A$1]" office:value-type="float" office:value="0" calcext:value-type="float">
            <text:p>0</text:p>
          </table:table-cell>
          <table:table-cell table:formula="of:=[Foglio2.D16]/[Foglio2.$A$1]" office:value-type="float" office:value="0" calcext:value-type="float">
            <text:p>0</text:p>
          </table:table-cell>
          <table:table-cell table:formula="of:=[Foglio2.E16]/[Foglio2.$A$1]" office:value-type="float" office:value="0" calcext:value-type="float">
            <text:p>0</text:p>
          </table:table-cell>
          <table:table-cell table:formula="of:=[Foglio2.F16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17]" office:value-type="float" office:value="1.3" calcext:value-type="float">
            <text:p>1,3</text:p>
          </table:table-cell>
          <table:table-cell table:formula="of:=[Foglio2.B17]/[Foglio2.$A$1]" office:value-type="float" office:value="0" calcext:value-type="float">
            <text:p>0</text:p>
          </table:table-cell>
          <table:table-cell table:formula="of:=[Foglio2.C17]/[Foglio2.$A$1]" office:value-type="float" office:value="0" calcext:value-type="float">
            <text:p>0</text:p>
          </table:table-cell>
          <table:table-cell table:formula="of:=[Foglio2.D17]/[Foglio2.$A$1]" office:value-type="float" office:value="0" calcext:value-type="float">
            <text:p>0</text:p>
          </table:table-cell>
          <table:table-cell table:formula="of:=[Foglio2.E17]/[Foglio2.$A$1]" office:value-type="float" office:value="0" calcext:value-type="float">
            <text:p>0</text:p>
          </table:table-cell>
          <table:table-cell table:formula="of:=[Foglio2.F17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18]" office:value-type="float" office:value="1.4" calcext:value-type="float">
            <text:p>1,4</text:p>
          </table:table-cell>
          <table:table-cell table:formula="of:=[Foglio2.B18]/[Foglio2.$A$1]" office:value-type="float" office:value="0" calcext:value-type="float">
            <text:p>0</text:p>
          </table:table-cell>
          <table:table-cell table:formula="of:=[Foglio2.C18]/[Foglio2.$A$1]" office:value-type="float" office:value="0" calcext:value-type="float">
            <text:p>0</text:p>
          </table:table-cell>
          <table:table-cell table:formula="of:=[Foglio2.D18]/[Foglio2.$A$1]" office:value-type="float" office:value="0" calcext:value-type="float">
            <text:p>0</text:p>
          </table:table-cell>
          <table:table-cell table:formula="of:=[Foglio2.E18]/[Foglio2.$A$1]" office:value-type="float" office:value="0" calcext:value-type="float">
            <text:p>0</text:p>
          </table:table-cell>
          <table:table-cell table:formula="of:=[Foglio2.F18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19]" office:value-type="float" office:value="1.5" calcext:value-type="float">
            <text:p>1,5</text:p>
          </table:table-cell>
          <table:table-cell table:formula="of:=[Foglio2.B19]/[Foglio2.$A$1]" office:value-type="float" office:value="0" calcext:value-type="float">
            <text:p>0</text:p>
          </table:table-cell>
          <table:table-cell table:formula="of:=[Foglio2.C19]/[Foglio2.$A$1]" office:value-type="float" office:value="0" calcext:value-type="float">
            <text:p>0</text:p>
          </table:table-cell>
          <table:table-cell table:formula="of:=[Foglio2.D19]/[Foglio2.$A$1]" office:value-type="float" office:value="0" calcext:value-type="float">
            <text:p>0</text:p>
          </table:table-cell>
          <table:table-cell table:formula="of:=[Foglio2.E19]/[Foglio2.$A$1]" office:value-type="float" office:value="0" calcext:value-type="float">
            <text:p>0</text:p>
          </table:table-cell>
          <table:table-cell table:formula="of:=[Foglio2.F19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Foglio2.A20]" office:value-type="float" office:value="1.6" calcext:value-type="float">
            <text:p>1,6</text:p>
          </table:table-cell>
          <table:table-cell table:formula="of:=[Foglio2.B20]/[Foglio2.$A$1]" office:value-type="float" office:value="0" calcext:value-type="float">
            <text:p>0</text:p>
          </table:table-cell>
          <table:table-cell table:formula="of:=[Foglio2.C20]/[Foglio2.$A$1]" office:value-type="float" office:value="0" calcext:value-type="float">
            <text:p>0</text:p>
          </table:table-cell>
          <table:table-cell table:formula="of:=[Foglio2.D20]/[Foglio2.$A$1]" office:value-type="float" office:value="0" calcext:value-type="float">
            <text:p>0</text:p>
          </table:table-cell>
          <table:table-cell table:formula="of:=[Foglio2.E20]/[Foglio2.$A$1]" office:value-type="float" office:value="0" calcext:value-type="float">
            <text:p>0</text:p>
          </table:table-cell>
          <table:table-cell table:formula="of:=[Foglio2.F20]/[Foglio2.$A$1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Mil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ch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[Foglio2.B22]" office:value-type="float" office:value="0" calcext:value-type="float">
            <text:p>0</text:p>
          </table:table-cell>
          <table:table-cell table:formula="of:=[Foglio2.C22]" office:value-type="float" office:value="10000" calcext:value-type="float">
            <text:p>10000</text:p>
          </table:table-cell>
          <table:table-cell table:formula="of:=[Foglio2.D22]" office:value-type="float" office:value="20000" calcext:value-type="float">
            <text:p>20000</text:p>
          </table:table-cell>
          <table:table-cell table:formula="of:=[Foglio2.E22]" office:value-type="float" office:value="30000" calcext:value-type="float">
            <text:p>30000</text:p>
          </table:table-cell>
          <table:table-cell table:formula="of:=[Foglio2.F22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50" calcext:value-type="float">
            <text:p>37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Foglio2.A23]" office:value-type="float" office:value="0" calcext:value-type="float">
            <text:p>0</text:p>
          </table:table-cell>
          <table:table-cell table:formula="of:=[Foglio2.B23]/[Foglio2.$A$1]" office:value-type="float" office:value="1" calcext:value-type="float">
            <text:p>1</text:p>
          </table:table-cell>
          <table:table-cell table:formula="of:=[Foglio2.C23]/[Foglio2.$A$1]" office:value-type="float" office:value="0.75" calcext:value-type="float">
            <text:p>0,75</text:p>
          </table:table-cell>
          <table:table-cell table:formula="of:=[Foglio2.D23]/[Foglio2.$A$1]" office:value-type="float" office:value="0" calcext:value-type="float">
            <text:p>0</text:p>
          </table:table-cell>
          <table:table-cell table:formula="of:=[Foglio2.E23]/[Foglio2.$A$1]" office:value-type="float" office:value="0" calcext:value-type="float">
            <text:p>0</text:p>
          </table:table-cell>
          <table:table-cell table:formula="of:=[Foglio2.F23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750" calcext:value-type="float">
            <text:p>4750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Foglio2.A24]" office:value-type="float" office:value="0.1" calcext:value-type="float">
            <text:p>0,1</text:p>
          </table:table-cell>
          <table:table-cell table:formula="of:=[Foglio2.B24]/[Foglio2.$A$1]" office:value-type="float" office:value="0.95" calcext:value-type="float">
            <text:p>0,95</text:p>
          </table:table-cell>
          <table:table-cell table:formula="of:=[Foglio2.C24]/[Foglio2.$A$1]" office:value-type="float" office:value="0.72" calcext:value-type="float">
            <text:p>0,72</text:p>
          </table:table-cell>
          <table:table-cell table:formula="of:=[Foglio2.D24]/[Foglio2.$A$1]" office:value-type="float" office:value="0" calcext:value-type="float">
            <text:p>0</text:p>
          </table:table-cell>
          <table:table-cell table:formula="of:=[Foglio2.E24]/[Foglio2.$A$1]" office:value-type="float" office:value="0" calcext:value-type="float">
            <text:p>0</text:p>
          </table:table-cell>
          <table:table-cell table:formula="of:=[Foglio2.F24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550" calcext:value-type="float">
            <text:p>4550</text:p>
          </table:table-cell>
          <table:table-cell office:value-type="float" office:value="3450" calcext:value-type="float">
            <text:p>345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Foglio2.A25]" office:value-type="float" office:value="0.2" calcext:value-type="float">
            <text:p>0,2</text:p>
          </table:table-cell>
          <table:table-cell table:formula="of:=[Foglio2.B25]/[Foglio2.$A$1]" office:value-type="float" office:value="0.91" calcext:value-type="float">
            <text:p>0,91</text:p>
          </table:table-cell>
          <table:table-cell table:formula="of:=[Foglio2.C25]/[Foglio2.$A$1]" office:value-type="float" office:value="0.69" calcext:value-type="float">
            <text:p>0,69</text:p>
          </table:table-cell>
          <table:table-cell table:formula="of:=[Foglio2.D25]/[Foglio2.$A$1]" office:value-type="float" office:value="0.52" calcext:value-type="float">
            <text:p>0,52</text:p>
          </table:table-cell>
          <table:table-cell table:formula="of:=[Foglio2.E25]/[Foglio2.$A$1]" office:value-type="float" office:value="0" calcext:value-type="float">
            <text:p>0</text:p>
          </table:table-cell>
          <table:table-cell table:formula="of:=[Foglio2.F25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450" calcext:value-type="float">
            <text:p>4450</text:p>
          </table:table-cell>
          <table:table-cell office:value-type="float" office:value="3400" calcext:value-type="float">
            <text:p>34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Foglio2.A26]" office:value-type="float" office:value="0.3" calcext:value-type="float">
            <text:p>0,3</text:p>
          </table:table-cell>
          <table:table-cell table:formula="of:=[Foglio2.B26]/[Foglio2.$A$1]" office:value-type="float" office:value="0.89" calcext:value-type="float">
            <text:p>0,89</text:p>
          </table:table-cell>
          <table:table-cell table:formula="of:=[Foglio2.C26]/[Foglio2.$A$1]" office:value-type="float" office:value="0.68" calcext:value-type="float">
            <text:p>0,68</text:p>
          </table:table-cell>
          <table:table-cell table:formula="of:=[Foglio2.D26]/[Foglio2.$A$1]" office:value-type="float" office:value="0.512" calcext:value-type="float">
            <text:p>0,512</text:p>
          </table:table-cell>
          <table:table-cell table:formula="of:=[Foglio2.E26]/[Foglio2.$A$1]" office:value-type="float" office:value="0" calcext:value-type="float">
            <text:p>0</text:p>
          </table:table-cell>
          <table:table-cell table:formula="of:=[Foglio2.F26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350" calcext:value-type="float">
            <text:p>4350</text:p>
          </table:table-cell>
          <table:table-cell office:value-type="float" office:value="3400" calcext:value-type="float">
            <text:p>3400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Foglio2.A27]" office:value-type="float" office:value="0.4" calcext:value-type="float">
            <text:p>0,4</text:p>
          </table:table-cell>
          <table:table-cell table:formula="of:=[Foglio2.B27]/[Foglio2.$A$1]" office:value-type="float" office:value="0.87" calcext:value-type="float">
            <text:p>0,87</text:p>
          </table:table-cell>
          <table:table-cell table:formula="of:=[Foglio2.C27]/[Foglio2.$A$1]" office:value-type="float" office:value="0.68" calcext:value-type="float">
            <text:p>0,68</text:p>
          </table:table-cell>
          <table:table-cell table:formula="of:=[Foglio2.D27]/[Foglio2.$A$1]" office:value-type="float" office:value="0.508" calcext:value-type="float">
            <text:p>0,508</text:p>
          </table:table-cell>
          <table:table-cell table:formula="of:=[Foglio2.E27]/[Foglio2.$A$1]" office:value-type="float" office:value="0" calcext:value-type="float">
            <text:p>0</text:p>
          </table:table-cell>
          <table:table-cell table:formula="of:=[Foglio2.F27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350" calcext:value-type="float">
            <text:p>4350</text:p>
          </table:table-cell>
          <table:table-cell office:value-type="float" office:value="3400" calcext:value-type="float">
            <text:p>34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Foglio2.A28]" office:value-type="float" office:value="0.5" calcext:value-type="float">
            <text:p>0,5</text:p>
          </table:table-cell>
          <table:table-cell table:formula="of:=[Foglio2.B28]/[Foglio2.$A$1]" office:value-type="float" office:value="0.87" calcext:value-type="float">
            <text:p>0,87</text:p>
          </table:table-cell>
          <table:table-cell table:formula="of:=[Foglio2.C28]/[Foglio2.$A$1]" office:value-type="float" office:value="0.68" calcext:value-type="float">
            <text:p>0,68</text:p>
          </table:table-cell>
          <table:table-cell table:formula="of:=[Foglio2.D28]/[Foglio2.$A$1]" office:value-type="float" office:value="0.512" calcext:value-type="float">
            <text:p>0,512</text:p>
          </table:table-cell>
          <table:table-cell table:formula="of:=[Foglio2.E28]/[Foglio2.$A$1]" office:value-type="float" office:value="0" calcext:value-type="float">
            <text:p>0</text:p>
          </table:table-cell>
          <table:table-cell table:formula="of:=[Foglio2.F28]/[Foglio2.$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400" calcext:value-type="float">
            <text:p>4400</text:p>
          </table:table-cell>
          <table:table-cell office:value-type="float" office:value="3450" calcext:value-type="float">
            <text:p>345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table:formula="of:=[Foglio2.A29]" office:value-type="float" office:value="0.6" calcext:value-type="float">
            <text:p>0,6</text:p>
          </table:table-cell>
          <table:table-cell table:formula="of:=[Foglio2.B29]/[Foglio2.$A$1]" office:value-type="float" office:value="0.88" calcext:value-type="float">
            <text:p>0,88</text:p>
          </table:table-cell>
          <table:table-cell table:formula="of:=[Foglio2.C29]/[Foglio2.$A$1]" office:value-type="float" office:value="0.69" calcext:value-type="float">
            <text:p>0,69</text:p>
          </table:table-cell>
          <table:table-cell table:formula="of:=[Foglio2.D29]/[Foglio2.$A$1]" office:value-type="float" office:value="0.52" calcext:value-type="float">
            <text:p>0,52</text:p>
          </table:table-cell>
          <table:table-cell table:formula="of:=[Foglio2.E29]/[Foglio2.$A$1]" office:value-type="float" office:value="0" calcext:value-type="float">
            <text:p>0</text:p>
          </table:table-cell>
          <table:table-cell table:formula="of:=[Foglio2.F29]/[Foglio2.$A$1]"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500" calcext:value-type="float">
            <text:p>4500</text:p>
          </table:table-cell>
          <table:table-cell office:value-type="float" office:value="3550" calcext:value-type="float">
            <text:p>355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table:formula="of:=[Foglio2.A30]" office:value-type="float" office:value="0.7" calcext:value-type="float">
            <text:p>0,7</text:p>
          </table:table-cell>
          <table:table-cell table:formula="of:=[Foglio2.B30]/[Foglio2.$A$1]" office:value-type="float" office:value="0.9" calcext:value-type="float">
            <text:p>0,9</text:p>
          </table:table-cell>
          <table:table-cell table:formula="of:=[Foglio2.C30]/[Foglio2.$A$1]" office:value-type="float" office:value="0.71" calcext:value-type="float">
            <text:p>0,71</text:p>
          </table:table-cell>
          <table:table-cell table:formula="of:=[Foglio2.D30]/[Foglio2.$A$1]" office:value-type="float" office:value="0.54" calcext:value-type="float">
            <text:p>0,54</text:p>
          </table:table-cell>
          <table:table-cell table:formula="of:=[Foglio2.E30]/[Foglio2.$A$1]" office:value-type="float" office:value="0" calcext:value-type="float">
            <text:p>0</text:p>
          </table:table-cell>
          <table:table-cell table:formula="of:=[Foglio2.F30]/[Foglio2.$A$1]"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style-name="ce7" office:value-type="float" office:value="4600" calcext:value-type="float">
            <text:p>4600</text:p>
          </table:table-cell>
          <table:table-cell table:style-name="ce8" office:value-type="float" office:value="3650" calcext:value-type="float">
            <text:p>3650</text:p>
          </table:table-cell>
          <table:table-cell table:style-name="ce8" office:value-type="float" office:value="2840" calcext:value-type="float">
            <text:p>2840</text:p>
          </table:table-cell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1420" calcext:value-type="float">
            <text:p>1420</text:p>
          </table:table-cell>
          <table:table-cell table:formula="of:=[Foglio2.A31]" office:value-type="float" office:value="0.8" calcext:value-type="float">
            <text:p>0,8</text:p>
          </table:table-cell>
          <table:table-cell table:formula="of:=[Foglio2.B31]/[Foglio2.$A$1]" office:value-type="float" office:value="0.92" calcext:value-type="float">
            <text:p>0,92</text:p>
          </table:table-cell>
          <table:table-cell table:formula="of:=[Foglio2.C31]/[Foglio2.$A$1]" office:value-type="float" office:value="0.73" calcext:value-type="float">
            <text:p>0,73</text:p>
          </table:table-cell>
          <table:table-cell table:formula="of:=[Foglio2.D31]/[Foglio2.$A$1]" office:value-type="float" office:value="0.568" calcext:value-type="float">
            <text:p>0,568</text:p>
          </table:table-cell>
          <table:table-cell table:formula="of:=[Foglio2.E31]/[Foglio2.$A$1]" office:value-type="float" office:value="0.38" calcext:value-type="float">
            <text:p>0,38</text:p>
          </table:table-cell>
          <table:table-cell table:formula="of:=[Foglio2.F31]/[Foglio2.$A$1]" office:value-type="float" office:value="0.284" calcext:value-type="float">
            <text:p>0,28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style-name="ce7" office:value-type="float" office:value="4750" calcext:value-type="float">
            <text:p>4750</text:p>
          </table:table-cell>
          <table:table-cell table:style-name="ce8" office:value-type="float" office:value="3850" calcext:value-type="float">
            <text:p>3850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2220" calcext:value-type="float">
            <text:p>2220</text:p>
          </table:table-cell>
          <table:table-cell table:style-name="ce8" office:value-type="float" office:value="1520" calcext:value-type="float">
            <text:p>1520</text:p>
          </table:table-cell>
          <table:table-cell table:formula="of:=[Foglio2.A32]" office:value-type="float" office:value="0.9" calcext:value-type="float">
            <text:p>0,9</text:p>
          </table:table-cell>
          <table:table-cell table:formula="of:=[Foglio2.B32]/[Foglio2.$A$1]" office:value-type="float" office:value="0.95" calcext:value-type="float">
            <text:p>0,95</text:p>
          </table:table-cell>
          <table:table-cell table:formula="of:=[Foglio2.C32]/[Foglio2.$A$1]" office:value-type="float" office:value="0.77" calcext:value-type="float">
            <text:p>0,77</text:p>
          </table:table-cell>
          <table:table-cell table:formula="of:=[Foglio2.D32]/[Foglio2.$A$1]" office:value-type="float" office:value="0.596" calcext:value-type="float">
            <text:p>0,596</text:p>
          </table:table-cell>
          <table:table-cell table:formula="of:=[Foglio2.E32]/[Foglio2.$A$1]" office:value-type="float" office:value="0.444" calcext:value-type="float">
            <text:p>0,444</text:p>
          </table:table-cell>
          <table:table-cell table:formula="of:=[Foglio2.F32]/[Foglio2.$A$1]"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180" calcext:value-type="float">
            <text:p>3180</text:p>
          </table:table-cell>
          <table:table-cell table:style-name="ce8" office:value-type="float" office:value="2380" calcext:value-type="float">
            <text:p>2380</text:p>
          </table:table-cell>
          <table:table-cell table:style-name="ce8" office:value-type="float" office:value="1620" calcext:value-type="float">
            <text:p>1620</text:p>
          </table:table-cell>
          <table:table-cell table:formula="of:=[Foglio2.A33]" office:value-type="float" office:value="1" calcext:value-type="float">
            <text:p>1</text:p>
          </table:table-cell>
          <table:table-cell table:formula="of:=[Foglio2.B33]/[Foglio2.$A$1]" office:value-type="float" office:value="1" calcext:value-type="float">
            <text:p>1</text:p>
          </table:table-cell>
          <table:table-cell table:formula="of:=[Foglio2.C33]/[Foglio2.$A$1]" office:value-type="float" office:value="0.8" calcext:value-type="float">
            <text:p>0,8</text:p>
          </table:table-cell>
          <table:table-cell table:formula="of:=[Foglio2.D33]/[Foglio2.$A$1]" office:value-type="float" office:value="0.636" calcext:value-type="float">
            <text:p>0,636</text:p>
          </table:table-cell>
          <table:table-cell table:formula="of:=[Foglio2.E33]/[Foglio2.$A$1]" office:value-type="float" office:value="0.476" calcext:value-type="float">
            <text:p>0,476</text:p>
          </table:table-cell>
          <table:table-cell table:formula="of:=[Foglio2.F33]/[Foglio2.$A$1]" office:value-type="float" office:value="0.324" calcext:value-type="float">
            <text:p>0,32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150" calcext:value-type="float">
            <text:p>4150</text:p>
          </table:table-cell>
          <table:table-cell table:style-name="ce8" office:value-type="float" office:value="3320" calcext:value-type="float">
            <text:p>3320</text:p>
          </table:table-cell>
          <table:table-cell table:style-name="ce8" office:value-type="float" office:value="2520" calcext:value-type="float">
            <text:p>2520</text:p>
          </table:table-cell>
          <table:table-cell table:style-name="ce8" office:value-type="float" office:value="1740" calcext:value-type="float">
            <text:p>1740</text:p>
          </table:table-cell>
          <table:table-cell table:formula="of:=[Foglio2.A34]" office:value-type="float" office:value="1.1" calcext:value-type="float">
            <text:p>1,1</text:p>
          </table:table-cell>
          <table:table-cell table:formula="of:=[Foglio2.B34]/[Foglio2.$A$1]" office:value-type="float" office:value="0" calcext:value-type="float">
            <text:p>0</text:p>
          </table:table-cell>
          <table:table-cell table:formula="of:=[Foglio2.C34]/[Foglio2.$A$1]" office:value-type="float" office:value="0.83" calcext:value-type="float">
            <text:p>0,83</text:p>
          </table:table-cell>
          <table:table-cell table:formula="of:=[Foglio2.D34]/[Foglio2.$A$1]" office:value-type="float" office:value="0.664" calcext:value-type="float">
            <text:p>0,664</text:p>
          </table:table-cell>
          <table:table-cell table:formula="of:=[Foglio2.E34]/[Foglio2.$A$1]" office:value-type="float" office:value="0.504" calcext:value-type="float">
            <text:p>0,504</text:p>
          </table:table-cell>
          <table:table-cell table:formula="of:=[Foglio2.F34]/[Foglio2.$A$1]" office:value-type="float" office:value="0.348" calcext:value-type="float">
            <text:p>0,34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400" calcext:value-type="float">
            <text:p>4400</text:p>
          </table:table-cell>
          <table:table-cell table:style-name="ce8" office:value-type="float" office:value="3580" calcext:value-type="float">
            <text:p>3580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1860" calcext:value-type="float">
            <text:p>1860</text:p>
          </table:table-cell>
          <table:table-cell table:formula="of:=[Foglio2.A35]" office:value-type="float" office:value="1.2" calcext:value-type="float">
            <text:p>1,2</text:p>
          </table:table-cell>
          <table:table-cell table:formula="of:=[Foglio2.B35]/[Foglio2.$A$1]" office:value-type="float" office:value="0" calcext:value-type="float">
            <text:p>0</text:p>
          </table:table-cell>
          <table:table-cell table:formula="of:=[Foglio2.C35]/[Foglio2.$A$1]" office:value-type="float" office:value="0.88" calcext:value-type="float">
            <text:p>0,88</text:p>
          </table:table-cell>
          <table:table-cell table:formula="of:=[Foglio2.D35]/[Foglio2.$A$1]" office:value-type="float" office:value="0.716" calcext:value-type="float">
            <text:p>0,716</text:p>
          </table:table-cell>
          <table:table-cell table:formula="of:=[Foglio2.E35]/[Foglio2.$A$1]" office:value-type="float" office:value="0.54" calcext:value-type="float">
            <text:p>0,54</text:p>
          </table:table-cell>
          <table:table-cell table:formula="of:=[Foglio2.F35]/[Foglio2.$A$1]" office:value-type="float" office:value="0.372" calcext:value-type="float">
            <text:p>0,37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2880" calcext:value-type="float">
            <text:p>2880</text:p>
          </table:table-cell>
          <table:table-cell office:value-type="float" office:value="2000" calcext:value-type="float">
            <text:p>2000</text:p>
          </table:table-cell>
          <table:table-cell table:formula="of:=[Foglio2.A36]" office:value-type="float" office:value="1.3" calcext:value-type="float">
            <text:p>1,3</text:p>
          </table:table-cell>
          <table:table-cell table:formula="of:=[Foglio2.B36]/[Foglio2.$A$1]" office:value-type="float" office:value="0" calcext:value-type="float">
            <text:p>0</text:p>
          </table:table-cell>
          <table:table-cell table:formula="of:=[Foglio2.C36]/[Foglio2.$A$1]" office:value-type="float" office:value="0" calcext:value-type="float">
            <text:p>0</text:p>
          </table:table-cell>
          <table:table-cell table:formula="of:=[Foglio2.D36]/[Foglio2.$A$1]" office:value-type="float" office:value="0.74" calcext:value-type="float">
            <text:p>0,74</text:p>
          </table:table-cell>
          <table:table-cell table:formula="of:=[Foglio2.E36]/[Foglio2.$A$1]" office:value-type="float" office:value="0.576" calcext:value-type="float">
            <text:p>0,576</text:p>
          </table:table-cell>
          <table:table-cell table:formula="of:=[Foglio2.F36]/[Foglio2.$A$1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3840" calcext:value-type="float">
            <text:p>3840</text:p>
          </table:table-cell>
          <table:table-cell office:value-type="float" office:value="3020" calcext:value-type="float">
            <text:p>3020</text:p>
          </table:table-cell>
          <table:table-cell office:value-type="float" office:value="2160" calcext:value-type="float">
            <text:p>2160</text:p>
          </table:table-cell>
          <table:table-cell table:formula="of:=[Foglio2.A37]" office:value-type="float" office:value="1.4" calcext:value-type="float">
            <text:p>1,4</text:p>
          </table:table-cell>
          <table:table-cell table:formula="of:=[Foglio2.B37]/[Foglio2.$A$1]" office:value-type="float" office:value="0" calcext:value-type="float">
            <text:p>0</text:p>
          </table:table-cell>
          <table:table-cell table:formula="of:=[Foglio2.C37]/[Foglio2.$A$1]" office:value-type="float" office:value="0" calcext:value-type="float">
            <text:p>0</text:p>
          </table:table-cell>
          <table:table-cell table:formula="of:=[Foglio2.D37]/[Foglio2.$A$1]" office:value-type="float" office:value="0.768" calcext:value-type="float">
            <text:p>0,768</text:p>
          </table:table-cell>
          <table:table-cell table:formula="of:=[Foglio2.E37]/[Foglio2.$A$1]" office:value-type="float" office:value="0.604" calcext:value-type="float">
            <text:p>0,604</text:p>
          </table:table-cell>
          <table:table-cell table:formula="of:=[Foglio2.F37]/[Foglio2.$A$1]"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office:value-type="float" office:value="2280" calcext:value-type="float">
            <text:p>2280</text:p>
          </table:table-cell>
          <table:table-cell table:formula="of:=[Foglio2.A38]" office:value-type="float" office:value="1.5" calcext:value-type="float">
            <text:p>1,5</text:p>
          </table:table-cell>
          <table:table-cell table:formula="of:=[Foglio2.B38]/[Foglio2.$A$1]" office:value-type="float" office:value="0" calcext:value-type="float">
            <text:p>0</text:p>
          </table:table-cell>
          <table:table-cell table:formula="of:=[Foglio2.C38]/[Foglio2.$A$1]" office:value-type="float" office:value="0" calcext:value-type="float">
            <text:p>0</text:p>
          </table:table-cell>
          <table:table-cell table:formula="of:=[Foglio2.D38]/[Foglio2.$A$1]" office:value-type="float" office:value="0" calcext:value-type="float">
            <text:p>0</text:p>
          </table:table-cell>
          <table:table-cell table:formula="of:=[Foglio2.E38]/[Foglio2.$A$1]" office:value-type="float" office:value="0.636" calcext:value-type="float">
            <text:p>0,636</text:p>
          </table:table-cell>
          <table:table-cell table:formula="of:=[Foglio2.F38]/[Foglio2.$A$1]"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3280" calcext:value-type="float">
            <text:p>3280</text:p>
          </table:table-cell>
          <table:table-cell office:value-type="float" office:value="2400" calcext:value-type="float">
            <text:p>2400</text:p>
          </table:table-cell>
          <table:table-cell table:formula="of:=[Foglio2.A39]" office:value-type="float" office:value="1.6" calcext:value-type="float">
            <text:p>1,6</text:p>
          </table:table-cell>
          <table:table-cell table:formula="of:=[Foglio2.B39]/[Foglio2.$A$1]" office:value-type="float" office:value="0" calcext:value-type="float">
            <text:p>0</text:p>
          </table:table-cell>
          <table:table-cell table:formula="of:=[Foglio2.C39]/[Foglio2.$A$1]" office:value-type="float" office:value="0" calcext:value-type="float">
            <text:p>0</text:p>
          </table:table-cell>
          <table:table-cell table:formula="of:=[Foglio2.D39]/[Foglio2.$A$1]" office:value-type="float" office:value="0" calcext:value-type="float">
            <text:p>0</text:p>
          </table:table-cell>
          <table:table-cell table:formula="of:=[Foglio2.E39]/[Foglio2.$A$1]" office:value-type="float" office:value="0.656" calcext:value-type="float">
            <text:p>0,656</text:p>
          </table:table-cell>
          <table:table-cell table:formula="of:=[Foglio2.F39]/[Foglio2.$A$1]" office:value-type="float" office:value="0.48" calcext:value-type="float">
            <text:p>0,48</text:p>
          </table:table-cell>
        </table:table-row>
      </table:table>
      <table:table table:name="DATCOM" table:style-name="ta1">
        <table:table-column table:style-name="co2" table:number-columns-repeated="3" table:default-cell-style-name="Default"/>
        <table:table-column table:style-name="co2" table:number-columns-repeated="3" table:default-cell-style-name="ce1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X 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X (ft)</text:p>
          </table:table-cell>
          <table:table-cell table:style-name="Default" office:value-type="string" calcext:value-type="string">
            <text:p>R (ft)</text:p>
          </table:table-cell>
          <table:table-cell table:style-name="Default" office:value-type="string" calcext:value-type="string">
            <text:p>A (Ft^2)</text:p>
          </table:table-cell>
          <table:table-cell/>
          <table:table-cell office:value-type="string" calcext:value-type="string">
            <text:p>$BODY</text:p>
          </table:table-cell>
          <table:table-cell office:value-type="string" calcext:value-type="string">
            <text:p>NX=12</text:p>
          </table:table-cell>
          <table:table-cell table:number-columns-repeated="11"/>
        </table:table-row>
        <table:table-row table:style-name="ro1">
          <table:table-cell office:value-type="float" office:value="9.98" calcext:value-type="float">
            <text:p>9,98</text:p>
          </table:table-cell>
          <table:table-cell table:formula="of:=[DATCOM.A2]-[DATCOM.A$2]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table:formula="of:=[DATCOM.B2]*3.2808" office:value-type="float" office:value="0" calcext:value-type="float">
            <text:p>0,00</text:p>
          </table:table-cell>
          <table:table-cell table:formula="of:=[DATCOM.C2]*3.2808" office:value-type="float" office:value="0.3215184" calcext:value-type="float">
            <text:p>0,32</text:p>
          </table:table-cell>
          <table:table-cell table:formula="of:=[DATCOM.E2]^2*3.1428" office:value-type="float" office:value="0.324884063459386" calcext:value-type="float">
            <text:p>0,32</text:p>
          </table:table-cell>
          <table:table-cell/>
          <table:table-cell office:value-type="string" calcext:value-type="string">
            <text:p>X(1)</text:p>
          </table:table-cell>
          <table:table-cell table:style-name="ce11" table:formula="of:=[.D2]" office:value-type="float" office:value="0" calcext:value-type="float">
            <text:p>0,00</text:p>
          </table:table-cell>
          <table:table-cell table:style-name="ce11" table:formula="of:=[.D3]" office:value-type="float" office:value="0.951431999999997" calcext:value-type="float">
            <text:p>0,95</text:p>
          </table:table-cell>
          <table:table-cell table:style-name="ce11" table:formula="of:=[.D4]" office:value-type="float" office:value="2.821488" calcext:value-type="float">
            <text:p>2,82</text:p>
          </table:table-cell>
          <table:table-cell table:style-name="ce11" table:formula="of:=[.D5]" office:value-type="float" office:value="4.363464" calcext:value-type="float">
            <text:p>4,36</text:p>
          </table:table-cell>
          <table:table-cell table:style-name="ce11" table:formula="of:=[.D6]" office:value-type="float" office:value="7.283376" calcext:value-type="float">
            <text:p>7,28</text:p>
          </table:table-cell>
          <table:table-cell table:style-name="ce11" table:formula="of:=[.D7]" office:value-type="float" office:value="11.876496" calcext:value-type="float">
            <text:p>11,88</text:p>
          </table:table-cell>
          <table:table-cell table:style-name="ce11" table:formula="of:=[.D8]" office:value-type="float" office:value="16.371192" calcext:value-type="float">
            <text:p>16,37</text:p>
          </table:table-cell>
          <table:table-cell table:style-name="ce11" table:formula="of:=[.D9]" office:value-type="float" office:value="21.259584" calcext:value-type="float">
            <text:p>21,26</text:p>
          </table:table-cell>
          <table:table-cell table:style-name="ce11" table:formula="of:=[.D10]" office:value-type="float" office:value="24.606" calcext:value-type="float">
            <text:p>24,61</text:p>
          </table:table-cell>
          <table:table-cell table:style-name="ce11" table:formula="of:=[.D11]" office:value-type="float" office:value="27.525912" calcext:value-type="float">
            <text:p>27,53</text:p>
          </table:table-cell>
          <table:table-cell table:style-name="ce11" table:formula="of:=[.D12]" office:value-type="float" office:value="31.790952" calcext:value-type="float">
            <text:p>31,79</text:p>
          </table:table-cell>
          <table:table-cell table:style-name="ce11" table:formula="of:=[.D13]" office:value-type="float" office:value="32.97204" calcext:value-type="float">
            <text:p>32,97</text:p>
          </table:table-cell>
        </table:table-row>
        <table:table-row table:style-name="ro1">
          <table:table-cell office:value-type="float" office:value="10.27" calcext:value-type="float">
            <text:p>10,27</text:p>
          </table:table-cell>
          <table:table-cell table:formula="of:=[DATCOM.A3]-[DATCOM.A$2]" office:value-type="float" office:value="0.289999999999999" calcext:value-type="float">
            <text:p>0,29</text:p>
          </table:table-cell>
          <table:table-cell office:value-type="float" office:value="0.196" calcext:value-type="float">
            <text:p>0,196</text:p>
          </table:table-cell>
          <table:table-cell table:formula="of:=[DATCOM.B3]*3.2808" office:value-type="float" office:value="0.951431999999997" calcext:value-type="float">
            <text:p>0,95</text:p>
          </table:table-cell>
          <table:table-cell table:formula="of:=[DATCOM.C3]*3.2808" office:value-type="float" office:value="0.6430368" calcext:value-type="float">
            <text:p>0,64</text:p>
          </table:table-cell>
          <table:table-cell table:formula="of:=[DATCOM.E3]^2*3.1428" office:value-type="float" office:value="1.29953625383755" calcext:value-type="float">
            <text:p>1,30</text:p>
          </table:table-cell>
          <table:table-cell/>
          <table:table-cell office:value-type="string" calcext:value-type="string">
            <text:p>S(1)</text:p>
          </table:table-cell>
          <table:table-cell table:style-name="ce11" table:formula="of:=[.F2]" office:value-type="float" office:value="0.324884063459386" calcext:value-type="float">
            <text:p>0,32</text:p>
          </table:table-cell>
          <table:table-cell table:style-name="ce11" table:formula="of:=[.F3]" office:value-type="float" office:value="1.29953625383755" calcext:value-type="float">
            <text:p>1,30</text:p>
          </table:table-cell>
          <table:table-cell table:style-name="ce11" table:formula="of:=[.F4]" office:value-type="float" office:value="5.22469999138263" calcext:value-type="float">
            <text:p>5,22</text:p>
          </table:table-cell>
          <table:table-cell table:style-name="ce11" table:formula="of:=[.F5]" office:value-type="float" office:value="9.25293762952754" calcext:value-type="float">
            <text:p>9,25</text:p>
          </table:table-cell>
          <table:table-cell table:style-name="ce11" table:formula="of:=[.F6]" office:value-type="float" office:value="13.5973655364308" calcext:value-type="float">
            <text:p>13,60</text:p>
          </table:table-cell>
          <table:table-cell table:style-name="ce11" table:formula="of:=[.F7]" office:value-type="float" office:value="16.8610904888008" calcext:value-type="float">
            <text:p>16,86</text:p>
          </table:table-cell>
          <table:table-cell table:style-name="ce11" table:formula="of:=[.F8]" office:value-type="float" office:value="17.6828739700189" calcext:value-type="float">
            <text:p>17,68</text:p>
          </table:table-cell>
          <table:table-cell table:style-name="ce11" table:formula="of:=[.F9]" office:value-type="float" office:value="14.6463040037099" calcext:value-type="float">
            <text:p>14,65</text:p>
          </table:table-cell>
          <table:table-cell table:style-name="ce11" table:formula="of:=[.F10]" office:value-type="float" office:value="11.4583537600185" calcext:value-type="float">
            <text:p>11,46</text:p>
          </table:table-cell>
          <table:table-cell table:style-name="ce11" table:formula="of:=[.F11]" office:value-type="float" office:value="7.85905509778618" calcext:value-type="float">
            <text:p>7,86</text:p>
          </table:table-cell>
          <table:table-cell table:style-name="ce11" table:formula="of:=[.F12]" office:value-type="float" office:value="3.42082216089827" calcext:value-type="float">
            <text:p>3,42</text:p>
          </table:table-cell>
          <table:table-cell table:style-name="ce11" table:formula="of:=[.F13]" office:value-type="float" office:value="0.616515207887059" calcext:value-type="float">
            <text:p>0,62</text:p>
          </table:table-cell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formula="of:=[DATCOM.A4]-[DATCOM.A$2]" office:value-type="float" office:value="0.859999999999999" calcext:value-type="float">
            <text:p>0,86</text:p>
          </table:table-cell>
          <table:table-cell office:value-type="float" office:value="0.393" calcext:value-type="float">
            <text:p>0,393</text:p>
          </table:table-cell>
          <table:table-cell table:formula="of:=[DATCOM.B4]*3.2808" office:value-type="float" office:value="2.821488" calcext:value-type="float">
            <text:p>2,82</text:p>
          </table:table-cell>
          <table:table-cell table:formula="of:=[DATCOM.C4]*3.2808" office:value-type="float" office:value="1.2893544" calcext:value-type="float">
            <text:p>1,29</text:p>
          </table:table-cell>
          <table:table-cell table:formula="of:=[DATCOM.E4]^2*3.1428" office:value-type="float" office:value="5.22469999138263" calcext:value-type="float">
            <text:p>5,22</text:p>
          </table:table-cell>
          <table:table-cell table:number-columns-repeated="14"/>
        </table:table-row>
        <table:table-row table:style-name="ro1">
          <table:table-cell office:value-type="float" office:value="11.31" calcext:value-type="float">
            <text:p>11,31</text:p>
          </table:table-cell>
          <table:table-cell table:formula="of:=[DATCOM.A5]-[DATCOM.A$2]" office:value-type="float" office:value="1.33" calcext:value-type="float">
            <text:p>1,33</text:p>
          </table:table-cell>
          <table:table-cell office:value-type="float" office:value="0.523" calcext:value-type="float">
            <text:p>0,523</text:p>
          </table:table-cell>
          <table:table-cell table:formula="of:=[DATCOM.B5]*3.2808" office:value-type="float" office:value="4.363464" calcext:value-type="float">
            <text:p>4,36</text:p>
          </table:table-cell>
          <table:table-cell table:formula="of:=[DATCOM.C5]*3.2808" office:value-type="float" office:value="1.7158584" calcext:value-type="float">
            <text:p>1,72</text:p>
          </table:table-cell>
          <table:table-cell table:formula="of:=[DATCOM.E5]^2*3.1428" office:value-type="float" office:value="9.25293762952754" calcext:value-type="float">
            <text:p>9,25</text:p>
          </table:table-cell>
          <table:table-cell table:number-columns-repeated="14"/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DATCOM.A6]-[DATCOM.A$2]" office:value-type="float" office:value="2.22" calcext:value-type="float">
            <text:p>2,22</text:p>
          </table:table-cell>
          <table:table-cell office:value-type="float" office:value="0.634" calcext:value-type="float">
            <text:p>0,634</text:p>
          </table:table-cell>
          <table:table-cell table:formula="of:=[DATCOM.B6]*3.2808" office:value-type="float" office:value="7.283376" calcext:value-type="float">
            <text:p>7,28</text:p>
          </table:table-cell>
          <table:table-cell table:formula="of:=[DATCOM.C6]*3.2808" office:value-type="float" office:value="2.0800272" calcext:value-type="float">
            <text:p>2,08</text:p>
          </table:table-cell>
          <table:table-cell table:formula="of:=[DATCOM.E6]^2*3.1428" office:value-type="float" office:value="13.5973655364308" calcext:value-type="float">
            <text:p>13,60</text:p>
          </table:table-cell>
          <table:table-cell table:number-columns-repeated="14"/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DATCOM.A7]-[DATCOM.A$2]" office:value-type="float" office:value="3.62" calcext:value-type="float">
            <text:p>3,62</text:p>
          </table:table-cell>
          <table:table-cell office:value-type="float" office:value="0.706" calcext:value-type="float">
            <text:p>0,706</text:p>
          </table:table-cell>
          <table:table-cell table:formula="of:=[DATCOM.B7]*3.2808" office:value-type="float" office:value="11.876496" calcext:value-type="float">
            <text:p>11,88</text:p>
          </table:table-cell>
          <table:table-cell table:formula="of:=[DATCOM.C7]*3.2808" office:value-type="float" office:value="2.3162448" calcext:value-type="float">
            <text:p>2,32</text:p>
          </table:table-cell>
          <table:table-cell table:formula="of:=[DATCOM.E7]^2*3.1428" office:value-type="float" office:value="16.8610904888008" calcext:value-type="float">
            <text:p>16,86</text:p>
          </table:table-cell>
          <table:table-cell table:number-columns-repeated="14"/>
        </table:table-row>
        <table:table-row table:style-name="ro1">
          <table:table-cell office:value-type="float" office:value="14.97" calcext:value-type="float">
            <text:p>14,97</text:p>
          </table:table-cell>
          <table:table-cell table:formula="of:=[DATCOM.A8]-[DATCOM.A$2]" office:value-type="float" office:value="4.99" calcext:value-type="float">
            <text:p>4,99</text:p>
          </table:table-cell>
          <table:table-cell office:value-type="float" office:value="0.723" calcext:value-type="float">
            <text:p>0,723</text:p>
          </table:table-cell>
          <table:table-cell table:formula="of:=[DATCOM.B8]*3.2808" office:value-type="float" office:value="16.371192" calcext:value-type="float">
            <text:p>16,37</text:p>
          </table:table-cell>
          <table:table-cell table:formula="of:=[DATCOM.C8]*3.2808" office:value-type="float" office:value="2.3720184" calcext:value-type="float">
            <text:p>2,37</text:p>
          </table:table-cell>
          <table:table-cell table:formula="of:=[DATCOM.E8]^2*3.1428" office:value-type="float" office:value="17.6828739700189" calcext:value-type="float">
            <text:p>17,68</text:p>
          </table:table-cell>
          <table:table-cell table:number-columns-repeated="14"/>
        </table:table-row>
        <table:table-row table:style-name="ro1">
          <table:table-cell office:value-type="float" office:value="16.46" calcext:value-type="float">
            <text:p>16,46</text:p>
          </table:table-cell>
          <table:table-cell table:formula="of:=[DATCOM.A9]-[DATCOM.A$2]" office:value-type="float" office:value="6.48" calcext:value-type="float">
            <text:p>6,48</text:p>
          </table:table-cell>
          <table:table-cell office:value-type="float" office:value="0.658" calcext:value-type="float">
            <text:p>0,658</text:p>
          </table:table-cell>
          <table:table-cell table:formula="of:=[DATCOM.B9]*3.2808" office:value-type="float" office:value="21.259584" calcext:value-type="float">
            <text:p>21,26</text:p>
          </table:table-cell>
          <table:table-cell table:formula="of:=[DATCOM.C9]*3.2808" office:value-type="float" office:value="2.1587664" calcext:value-type="float">
            <text:p>2,16</text:p>
          </table:table-cell>
          <table:table-cell table:formula="of:=[DATCOM.E9]^2*3.1428" office:value-type="float" office:value="14.6463040037099" calcext:value-type="float">
            <text:p>14,65</text:p>
          </table:table-cell>
          <table:table-cell table:number-columns-repeated="14"/>
        </table:table-row>
        <table:table-row table:style-name="ro1">
          <table:table-cell office:value-type="float" office:value="17.48" calcext:value-type="float">
            <text:p>17,48</text:p>
          </table:table-cell>
          <table:table-cell table:formula="of:=[DATCOM.A10]-[DATCOM.A$2]" office:value-type="float" office:value="7.5" calcext:value-type="float">
            <text:p>7,5</text:p>
          </table:table-cell>
          <table:table-cell office:value-type="float" office:value="0.582" calcext:value-type="float">
            <text:p>0,582</text:p>
          </table:table-cell>
          <table:table-cell table:formula="of:=[DATCOM.B10]*3.2808" office:value-type="float" office:value="24.606" calcext:value-type="float">
            <text:p>24,61</text:p>
          </table:table-cell>
          <table:table-cell table:formula="of:=[DATCOM.C10]*3.2808" office:value-type="float" office:value="1.9094256" calcext:value-type="float">
            <text:p>1,91</text:p>
          </table:table-cell>
          <table:table-cell table:formula="of:=[DATCOM.E10]^2*3.1428" office:value-type="float" office:value="11.4583537600185" calcext:value-type="float">
            <text:p>11,46</text:p>
          </table:table-cell>
          <table:table-cell table:number-columns-repeated="14"/>
        </table:table-row>
        <table:table-row table:style-name="ro1">
          <table:table-cell office:value-type="float" office:value="18.37" calcext:value-type="float">
            <text:p>18,37</text:p>
          </table:table-cell>
          <table:table-cell table:formula="of:=[DATCOM.A11]-[DATCOM.A$2]" office:value-type="float" office:value="8.39" calcext:value-type="float">
            <text:p>8,39</text:p>
          </table:table-cell>
          <table:table-cell office:value-type="float" office:value="0.482" calcext:value-type="float">
            <text:p>0,482</text:p>
          </table:table-cell>
          <table:table-cell table:formula="of:=[DATCOM.B11]*3.2808" office:value-type="float" office:value="27.525912" calcext:value-type="float">
            <text:p>27,53</text:p>
          </table:table-cell>
          <table:table-cell table:formula="of:=[DATCOM.C11]*3.2808" office:value-type="float" office:value="1.5813456" calcext:value-type="float">
            <text:p>1,58</text:p>
          </table:table-cell>
          <table:table-cell table:formula="of:=[DATCOM.E11]^2*3.1428" office:value-type="float" office:value="7.85905509778618" calcext:value-type="float">
            <text:p>7,86</text:p>
          </table:table-cell>
          <table:table-cell table:number-columns-repeated="14"/>
        </table:table-row>
        <table:table-row table:style-name="ro1">
          <table:table-cell office:value-type="float" office:value="19.67" calcext:value-type="float">
            <text:p>19,67</text:p>
          </table:table-cell>
          <table:table-cell table:formula="of:=[DATCOM.A12]-[DATCOM.A$2]" office:value-type="float" office:value="9.69" calcext:value-type="float">
            <text:p>9,69</text:p>
          </table:table-cell>
          <table:table-cell office:value-type="float" office:value="0.318" calcext:value-type="float">
            <text:p>0,318</text:p>
          </table:table-cell>
          <table:table-cell table:formula="of:=[DATCOM.B12]*3.2808" office:value-type="float" office:value="31.790952" calcext:value-type="float">
            <text:p>31,79</text:p>
          </table:table-cell>
          <table:table-cell table:formula="of:=[DATCOM.C12]*3.2808" office:value-type="float" office:value="1.0432944" calcext:value-type="float">
            <text:p>1,04</text:p>
          </table:table-cell>
          <table:table-cell table:formula="of:=[DATCOM.E12]^2*3.1428" office:value-type="float" office:value="3.42082216089827" calcext:value-type="float">
            <text:p>3,42</text:p>
          </table:table-cell>
          <table:table-cell table:number-columns-repeated="14"/>
        </table:table-row>
        <table:table-row table:style-name="ro1">
          <table:table-cell office:value-type="float" office:value="20.03" calcext:value-type="float">
            <text:p>20,03</text:p>
          </table:table-cell>
          <table:table-cell table:formula="of:=[DATCOM.A13]-[DATCOM.A$2]" office:value-type="float" office:value="10.05" calcext:value-type="float">
            <text:p>10,05</text:p>
          </table:table-cell>
          <table:table-cell office:value-type="float" office:value="0.135" calcext:value-type="float">
            <text:p>0,135</text:p>
          </table:table-cell>
          <table:table-cell table:formula="of:=[DATCOM.B13]*3.2808" office:value-type="float" office:value="32.97204" calcext:value-type="float">
            <text:p>32,97</text:p>
          </table:table-cell>
          <table:table-cell table:formula="of:=[DATCOM.C13]*3.2808" office:value-type="float" office:value="0.442908" calcext:value-type="float">
            <text:p>0,44</text:p>
          </table:table-cell>
          <table:table-cell table:formula="of:=[DATCOM.E13]^2*3.1428" office:value-type="float" office:value="0.616515207887059" calcext:value-type="float">
            <text:p>0,62</text:p>
          </table:table-cell>
          <table:table-cell table:number-columns-repeated="14"/>
        </table:table-row>
      </table:table>
      <table:table table:name="Temperature Effect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°C</text:p>
          </table:table-cell>
          <table:table-cell office:value-type="string" calcext:value-type="string">
            <text:p>°R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-100" calcext:value-type="float">
            <text:p>-100</text:p>
          </table:table-cell>
          <table:table-cell table:formula="of:=[.C4]*1.8+491.67" office:value-type="float" office:value="311.67" calcext:value-type="float">
            <text:p>311,67</text:p>
          </table:table-cell>
          <table:table-cell table:formula="of:=[.B4]/[.E$3]"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-25" calcext:value-type="float">
            <text:p>-25</text:p>
          </table:table-cell>
          <table:table-cell table:formula="of:=[.C5]*1.8+491.67" office:value-type="float" office:value="446.67" calcext:value-type="float">
            <text:p>446,67</text:p>
          </table:table-cell>
          <table:table-cell table:formula="of:=[.B5]/[.E$3]" office:value-type="float" office:value="1.18" calcext:value-type="float">
            <text:p>1,18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-20" calcext:value-type="float">
            <text:p>-20</text:p>
          </table:table-cell>
          <table:table-cell table:formula="of:=[.C6]*1.8+491.67" office:value-type="float" office:value="455.67" calcext:value-type="float">
            <text:p>455,67</text:p>
          </table:table-cell>
          <table:table-cell table:formula="of:=[.B6]/[.E$3]" office:value-type="float" office:value="1.15" calcext:value-type="float">
            <text:p>1,15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-10" calcext:value-type="float">
            <text:p>-10</text:p>
          </table:table-cell>
          <table:table-cell table:formula="of:=[.C7]*1.8+491.67" office:value-type="float" office:value="473.67" calcext:value-type="float">
            <text:p>473,67</text:p>
          </table:table-cell>
          <table:table-cell table:formula="of:=[.B7]/[.E$3]"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formula="of:=[.C8]*1.8+491.67" office:value-type="float" office:value="491.67" calcext:value-type="float">
            <text:p>491,67</text:p>
          </table:table-cell>
          <table:table-cell table:formula="of:=[.B8]/[.E$3]" office:value-type="float" office:value="1.06" calcext:value-type="float">
            <text:p>1,06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10" calcext:value-type="float">
            <text:p>10</text:p>
          </table:table-cell>
          <table:table-cell table:formula="of:=[.C9]*1.8+491.67" office:value-type="float" office:value="509.67" calcext:value-type="float">
            <text:p>509,67</text:p>
          </table:table-cell>
          <table:table-cell table:formula="of:=[.B9]/[.E$3]" office:value-type="float" office:value="1.02" calcext:value-type="float">
            <text:p>1,02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20" calcext:value-type="float">
            <text:p>20</text:p>
          </table:table-cell>
          <table:table-cell table:formula="of:=[.C10]*1.8+491.67" office:value-type="float" office:value="527.67" calcext:value-type="float">
            <text:p>527,67</text:p>
          </table:table-cell>
          <table:table-cell table:formula="of:=[.B10]/[.E$3]" office:value-type="float" office:value="0.96" calcext:value-type="float">
            <text:p>0,96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30" calcext:value-type="float">
            <text:p>30</text:p>
          </table:table-cell>
          <table:table-cell table:formula="of:=[.C11]*1.8+491.67" office:value-type="float" office:value="545.67" calcext:value-type="float">
            <text:p>545,67</text:p>
          </table:table-cell>
          <table:table-cell table:formula="of:=[.B11]/[.E$3]" office:value-type="float" office:value="0.92" calcext:value-type="float">
            <text:p>0,92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40" calcext:value-type="float">
            <text:p>40</text:p>
          </table:table-cell>
          <table:table-cell table:formula="of:=[.C12]*1.8+491.67" office:value-type="float" office:value="563.67" calcext:value-type="float">
            <text:p>563,67</text:p>
          </table:table-cell>
          <table:table-cell table:formula="of:=[.B12]/[.E$3]" office:value-type="float" office:value="0.86" calcext:value-type="float">
            <text:p>0,86</text:p>
          </table:table-cell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45" calcext:value-type="float">
            <text:p>45</text:p>
          </table:table-cell>
          <table:table-cell table:formula="of:=[.C13]*1.8+491.67" office:value-type="float" office:value="572.67" calcext:value-type="float">
            <text:p>572,67</text:p>
          </table:table-cell>
          <table:table-cell table:formula="of:=[.B13]/[.E$3]" office:value-type="float" office:value="0.83" calcext:value-type="float">
            <text:p>0,8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[.C14]*1.8+491.67" office:value-type="float" office:value="671.67" calcext:value-type="float">
            <text:p>671,67</text:p>
          </table:table-cell>
          <table:table-cell table:formula="of:=[.B14]/[.E$3]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percentage-style style:name="N106">
      <number:number number:decimal-places="1" loext:min-decimal-places="1" number:min-integer-digits="1"/>
      <number:text>%</number:text>
    </number:percentage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01:26:32.1402031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7:54:13.917298148</meta:creation-date>
    <dc:date>2015-08-15T01:28:56.337094413</dc:date>
    <meta:editing-duration>PT23H34M45S</meta:editing-duration>
    <meta:editing-cycles>55</meta:editing-cycles>
    <meta:generator>LibreOffice/5.0.0.5$Linux_X86_64 LibreOffice_project/00m0$Build-5</meta:generator>
    <meta:document-statistic meta:table-count="4" meta:cell-count="1859" meta:object-count="0"/>
  </office:meta>
</office:document-meta>
</file>